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263d877"/>
    </style:style>
    <style:style style:name="P2" style:family="paragraph" style:parent-style-name="Text_20_body">
      <style:text-properties officeooo:paragraph-rsid="027a6c0a"/>
    </style:style>
    <style:style style:name="P3" style:family="paragraph" style:parent-style-name="Text_20_body">
      <style:text-properties officeooo:paragraph-rsid="027b9921"/>
    </style:style>
    <style:style style:name="P4" style:family="paragraph" style:parent-style-name="Text_20_body">
      <style:text-properties officeooo:rsid="0253de4f" officeooo:paragraph-rsid="02553c18"/>
    </style:style>
    <style:style style:name="P5" style:family="paragraph" style:parent-style-name="Text_20_body">
      <style:text-properties officeooo:rsid="02549cd0" officeooo:paragraph-rsid="02549cd0"/>
    </style:style>
    <style:style style:name="P6" style:family="paragraph" style:parent-style-name="Text_20_body">
      <style:text-properties officeooo:rsid="009524be" officeooo:paragraph-rsid="02553c18"/>
    </style:style>
    <style:style style:name="P7" style:family="paragraph" style:parent-style-name="Text_20_body">
      <style:text-properties officeooo:rsid="02553c18" officeooo:paragraph-rsid="02553c18"/>
    </style:style>
    <style:style style:name="P8" style:family="paragraph" style:parent-style-name="Text_20_body">
      <style:text-properties officeooo:rsid="0257530a" officeooo:paragraph-rsid="0257530a"/>
    </style:style>
    <style:style style:name="P9" style:family="paragraph" style:parent-style-name="Text_20_body">
      <style:text-properties officeooo:rsid="025cac41" officeooo:paragraph-rsid="025cac41"/>
    </style:style>
    <style:style style:name="P10" style:family="paragraph" style:parent-style-name="Text_20_body">
      <style:text-properties style:text-underline-style="solid" style:text-underline-width="auto" style:text-underline-color="font-color" fo:font-weight="bold" officeooo:rsid="025cac41" officeooo:paragraph-rsid="025cac41"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25d088c" officeooo:paragraph-rsid="025d088c"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261d249" officeooo:paragraph-rsid="0261d249" style:font-weight-asian="bold" style:font-weight-complex="bold"/>
    </style:style>
    <style:style style:name="P13" style:family="paragraph" style:parent-style-name="Text_20_body">
      <style:text-properties officeooo:rsid="025d088c" officeooo:paragraph-rsid="025d088c"/>
    </style:style>
    <style:style style:name="P14" style:family="paragraph" style:parent-style-name="Text_20_body">
      <style:text-properties officeooo:rsid="0261d249" officeooo:paragraph-rsid="025d088c"/>
    </style:style>
    <style:style style:name="P15" style:family="paragraph" style:parent-style-name="Text_20_body">
      <style:text-properties officeooo:rsid="0261dda2" officeooo:paragraph-rsid="0261dda2"/>
    </style:style>
    <style:style style:name="P16" style:family="paragraph" style:parent-style-name="Text_20_body">
      <style:text-properties officeooo:rsid="0272f10f" officeooo:paragraph-rsid="0271cf3b"/>
    </style:style>
    <style:style style:name="P17" style:family="paragraph" style:parent-style-name="Text_20_body">
      <style:text-properties officeooo:rsid="0275ef73" officeooo:paragraph-rsid="0275ef73"/>
    </style:style>
    <style:style style:name="P18" style:family="paragraph" style:parent-style-name="Text_20_body">
      <style:text-properties officeooo:rsid="02785373" officeooo:paragraph-rsid="02785373"/>
    </style:style>
    <style:style style:name="P19" style:family="paragraph" style:parent-style-name="Text_20_body">
      <style:text-properties officeooo:rsid="027c61dc" officeooo:paragraph-rsid="027b9921"/>
    </style:style>
    <style:style style:name="P20" style:family="paragraph" style:parent-style-name="Text_20_body">
      <style:text-properties officeooo:rsid="027e4de4" officeooo:paragraph-rsid="027e4de4"/>
    </style:style>
    <style:style style:name="P21" style:family="paragraph" style:parent-style-name="Text_20_body">
      <style:text-properties officeooo:rsid="027b8c44" officeooo:paragraph-rsid="0284a2e0"/>
    </style:style>
    <style:style style:name="P22" style:family="paragraph" style:parent-style-name="Text_20_body">
      <style:text-properties officeooo:rsid="027b8c44" officeooo:paragraph-rsid="02867709"/>
    </style:style>
    <style:style style:name="P23" style:family="paragraph" style:parent-style-name="Text_20_body">
      <style:text-properties officeooo:rsid="02896db4" officeooo:paragraph-rsid="02896db4"/>
    </style:style>
    <style:style style:name="P24" style:family="paragraph" style:parent-style-name="Text_20_body">
      <style:text-properties officeooo:rsid="0283b275" officeooo:paragraph-rsid="027a6c0a"/>
    </style:style>
    <style:style style:name="P25" style:family="paragraph" style:parent-style-name="Text_20_body">
      <style:text-properties officeooo:rsid="0284a2e0" officeooo:paragraph-rsid="0283b275"/>
    </style:style>
    <style:style style:name="P26" style:family="paragraph" style:parent-style-name="Text_20_body">
      <style:text-properties officeooo:rsid="0284a2e0" officeooo:paragraph-rsid="028c0a0c"/>
    </style:style>
    <style:style style:name="P27" style:family="paragraph" style:parent-style-name="Text_20_body">
      <style:text-properties officeooo:rsid="0284a2e0" officeooo:paragraph-rsid="028c406c"/>
    </style:style>
    <style:style style:name="P28" style:family="paragraph" style:parent-style-name="Text_20_body">
      <style:text-properties officeooo:rsid="0284a2e0" officeooo:paragraph-rsid="028f1840"/>
    </style:style>
    <style:style style:name="P29" style:family="paragraph" style:parent-style-name="Text_20_body">
      <style:text-properties officeooo:rsid="0284a2e0" officeooo:paragraph-rsid="02917a1b"/>
    </style:style>
    <style:style style:name="P30" style:family="paragraph" style:parent-style-name="Text_20_body">
      <style:text-properties officeooo:paragraph-rsid="029aa17b"/>
    </style:style>
    <style:style style:name="P31" style:family="paragraph" style:parent-style-name="Text_20_body">
      <style:text-properties officeooo:paragraph-rsid="02a14c41"/>
    </style:style>
    <style:style style:name="P32" style:family="paragraph" style:parent-style-name="Text_20_body">
      <style:text-properties officeooo:paragraph-rsid="02a5ac82"/>
    </style:style>
    <style:style style:name="P33" style:family="paragraph" style:parent-style-name="Text_20_body">
      <style:text-properties officeooo:paragraph-rsid="02b2b124"/>
    </style:style>
    <style:style style:name="P34" style:family="paragraph" style:parent-style-name="Heading_20_1">
      <style:text-properties officeooo:rsid="0255e4ed" officeooo:paragraph-rsid="0255e4ed"/>
    </style:style>
    <style:style style:name="P35" style:family="paragraph" style:parent-style-name="Text_20_body" style:list-style-name="L1">
      <style:text-properties officeooo:rsid="02549cd0" officeooo:paragraph-rsid="02549cd0"/>
    </style:style>
    <style:style style:name="P36" style:family="paragraph" style:parent-style-name="Text_20_body" style:list-style-name="L1">
      <style:text-properties officeooo:rsid="02553c18" officeooo:paragraph-rsid="02553c18"/>
    </style:style>
    <style:style style:name="P37" style:family="paragraph" style:parent-style-name="Text_20_body" style:list-style-name="L2">
      <style:text-properties officeooo:paragraph-rsid="02594e54"/>
    </style:style>
    <style:style style:name="P38" style:family="paragraph" style:parent-style-name="Text_20_body" style:list-style-name="L3">
      <style:text-properties officeooo:rsid="025cac41" officeooo:paragraph-rsid="025cac41"/>
    </style:style>
    <style:style style:name="P39" style:family="paragraph" style:parent-style-name="Text_20_body" style:list-style-name="L4">
      <style:text-properties officeooo:rsid="025cac41" officeooo:paragraph-rsid="025cac41"/>
    </style:style>
    <style:style style:name="P40" style:family="paragraph" style:parent-style-name="Text_20_body" style:list-style-name="L5">
      <style:text-properties officeooo:paragraph-rsid="025d088c"/>
    </style:style>
    <style:style style:name="P41" style:family="paragraph" style:parent-style-name="Text_20_body" style:list-style-name="L5">
      <style:text-properties officeooo:paragraph-rsid="0261d249"/>
    </style:style>
    <style:style style:name="P42" style:family="paragraph" style:parent-style-name="Text_20_body" style:list-style-name="L5">
      <style:text-properties officeooo:rsid="025db485" officeooo:paragraph-rsid="025db485"/>
    </style:style>
    <style:style style:name="P43" style:family="paragraph" style:parent-style-name="Text_20_body" style:list-style-name="L5">
      <style:text-properties officeooo:rsid="0261d249" officeooo:paragraph-rsid="0261d249"/>
    </style:style>
    <style:style style:name="P44" style:family="paragraph" style:parent-style-name="Text_20_body" style:list-style-name="L6">
      <style:text-properties officeooo:rsid="0261d249" officeooo:paragraph-rsid="0261d249"/>
    </style:style>
    <style:style style:name="P45" style:family="paragraph" style:parent-style-name="Text_20_body" style:list-style-name="L5">
      <style:text-properties officeooo:rsid="025d088c" officeooo:paragraph-rsid="025d088c"/>
    </style:style>
    <style:style style:name="P46" style:family="paragraph" style:parent-style-name="Text_20_body" style:list-style-name="L6">
      <style:text-properties officeooo:rsid="0261dda2" officeooo:paragraph-rsid="0261dda2"/>
    </style:style>
    <style:style style:name="P47" style:family="paragraph" style:parent-style-name="Text_20_body" style:list-style-name="L7">
      <style:text-properties officeooo:paragraph-rsid="026728e2"/>
    </style:style>
    <style:style style:name="P48" style:family="paragraph" style:parent-style-name="Text_20_body" style:list-style-name="L7">
      <style:text-properties officeooo:paragraph-rsid="0263d877"/>
    </style:style>
    <style:style style:name="P49" style:family="paragraph" style:parent-style-name="Text_20_body" style:list-style-name="L7">
      <style:text-properties officeooo:paragraph-rsid="0271cf3b"/>
    </style:style>
    <style:style style:name="P50" style:family="paragraph" style:parent-style-name="Text_20_body" style:list-style-name="L7">
      <style:text-properties officeooo:rsid="0263d877" officeooo:paragraph-rsid="0263d877"/>
    </style:style>
    <style:style style:name="P51" style:family="paragraph" style:parent-style-name="Text_20_body" style:list-style-name="L7">
      <style:text-properties officeooo:rsid="0271cf3b" officeooo:paragraph-rsid="0271cf3b"/>
    </style:style>
    <style:style style:name="P52" style:family="paragraph" style:parent-style-name="Text_20_body">
      <style:text-properties officeooo:rsid="02899a2b" officeooo:paragraph-rsid="02899a2b"/>
    </style:style>
    <style:style style:name="P53" style:family="paragraph" style:parent-style-name="Text_20_body">
      <style:text-properties officeooo:rsid="028c0a0c" officeooo:paragraph-rsid="028c0a0c"/>
    </style:style>
    <style:style style:name="P54" style:family="paragraph" style:parent-style-name="Text_20_body">
      <style:text-properties officeooo:rsid="028c406c" officeooo:paragraph-rsid="028c406c"/>
    </style:style>
    <style:style style:name="P55" style:family="paragraph" style:parent-style-name="Text_20_body">
      <style:text-properties officeooo:rsid="02917a1b" officeooo:paragraph-rsid="02917a1b"/>
    </style:style>
    <style:style style:name="P56" style:family="paragraph" style:parent-style-name="Text_20_body">
      <style:text-properties officeooo:rsid="02917a1b" officeooo:paragraph-rsid="02932354"/>
    </style:style>
    <style:style style:name="P57" style:family="paragraph" style:parent-style-name="Text_20_body">
      <style:text-properties officeooo:rsid="02932354" officeooo:paragraph-rsid="02932354"/>
    </style:style>
    <style:style style:name="P58" style:family="paragraph" style:parent-style-name="Text_20_body">
      <style:text-properties officeooo:rsid="02939d5f" officeooo:paragraph-rsid="02939d5f"/>
    </style:style>
    <style:style style:name="P59" style:family="paragraph" style:parent-style-name="Text_20_body">
      <style:text-properties officeooo:rsid="02956421" officeooo:paragraph-rsid="02956421"/>
    </style:style>
    <style:style style:name="P60" style:family="paragraph" style:parent-style-name="Text_20_body">
      <style:text-properties officeooo:rsid="0295bd5c" officeooo:paragraph-rsid="0295bd5c"/>
    </style:style>
    <style:style style:name="P61" style:family="paragraph" style:parent-style-name="Text_20_body">
      <style:text-properties fo:font-weight="bold" officeooo:rsid="0296e711" officeooo:paragraph-rsid="0296e711" style:font-weight-asian="bold" style:font-weight-complex="bold"/>
    </style:style>
    <style:style style:name="P62" style:family="paragraph" style:parent-style-name="Text_20_body">
      <style:text-properties officeooo:rsid="0296e711" officeooo:paragraph-rsid="0296e711"/>
    </style:style>
    <style:style style:name="P63" style:family="paragraph" style:parent-style-name="Text_20_body">
      <style:text-properties officeooo:rsid="029896c7" officeooo:paragraph-rsid="029896c7"/>
    </style:style>
    <style:style style:name="P64" style:family="paragraph" style:parent-style-name="Text_20_body">
      <style:text-properties officeooo:rsid="02990ce1" officeooo:paragraph-rsid="02990ce1"/>
    </style:style>
    <style:style style:name="P65" style:family="paragraph" style:parent-style-name="Text_20_body">
      <style:text-properties officeooo:rsid="0299f081" officeooo:paragraph-rsid="0299f081"/>
    </style:style>
    <style:style style:name="P66" style:family="paragraph" style:parent-style-name="Text_20_body">
      <style:text-properties officeooo:rsid="029aa17b" officeooo:paragraph-rsid="029aa17b"/>
    </style:style>
    <style:style style:name="P67" style:family="paragraph" style:parent-style-name="Text_20_body">
      <style:text-properties officeooo:rsid="029dd47c" officeooo:paragraph-rsid="029dd47c"/>
    </style:style>
    <style:style style:name="P68" style:family="paragraph" style:parent-style-name="Text_20_body">
      <style:text-properties officeooo:rsid="029f6122" officeooo:paragraph-rsid="029f6122"/>
    </style:style>
    <style:style style:name="P69" style:family="paragraph" style:parent-style-name="Text_20_body">
      <style:text-properties officeooo:rsid="02a14c41" officeooo:paragraph-rsid="02a14c41"/>
    </style:style>
    <style:style style:name="P70" style:family="paragraph" style:parent-style-name="Text_20_body">
      <style:text-properties officeooo:rsid="02a27a6b" officeooo:paragraph-rsid="02a27a6b"/>
    </style:style>
    <style:style style:name="P71" style:family="paragraph" style:parent-style-name="Text_20_body">
      <style:text-properties officeooo:rsid="02a431ae" officeooo:paragraph-rsid="02a431ae"/>
    </style:style>
    <style:style style:name="P72" style:family="paragraph" style:parent-style-name="Text_20_body">
      <style:text-properties officeooo:rsid="02a5ac82" officeooo:paragraph-rsid="02a5ac82"/>
    </style:style>
    <style:style style:name="P73" style:family="paragraph" style:parent-style-name="Text_20_body" style:list-style-name="L8">
      <style:text-properties officeooo:rsid="02a676b7" officeooo:paragraph-rsid="02a676b7"/>
    </style:style>
    <style:style style:name="P74" style:family="paragraph" style:parent-style-name="Text_20_body">
      <style:text-properties officeooo:rsid="02a676b7" officeooo:paragraph-rsid="02a676b7"/>
    </style:style>
    <style:style style:name="P75" style:family="paragraph" style:parent-style-name="Text_20_body">
      <style:text-properties officeooo:rsid="02a69535" officeooo:paragraph-rsid="02a69535"/>
    </style:style>
    <style:style style:name="P76" style:family="paragraph" style:parent-style-name="Text_20_body" style:list-style-name="L9">
      <style:text-properties officeooo:rsid="02a69535" officeooo:paragraph-rsid="02a69535"/>
    </style:style>
    <style:style style:name="P77" style:family="paragraph" style:parent-style-name="Text_20_body" style:list-style-name="L9">
      <style:text-properties officeooo:paragraph-rsid="02a69535"/>
    </style:style>
    <style:style style:name="P78" style:family="paragraph" style:parent-style-name="Text_20_body" style:list-style-name="L9">
      <style:text-properties officeooo:rsid="02a74d39" officeooo:paragraph-rsid="02a74d39"/>
    </style:style>
    <style:style style:name="P79" style:family="paragraph" style:parent-style-name="Text_20_body">
      <style:text-properties officeooo:rsid="02a7b3aa" officeooo:paragraph-rsid="02a7b3aa"/>
    </style:style>
    <style:style style:name="P80" style:family="paragraph" style:parent-style-name="Text_20_body">
      <style:text-properties officeooo:rsid="02a83ab6" officeooo:paragraph-rsid="02a83ab6"/>
    </style:style>
    <style:style style:name="P81" style:family="paragraph" style:parent-style-name="Text_20_body" style:list-style-name="L10">
      <style:text-properties officeooo:rsid="02a83ab6" officeooo:paragraph-rsid="02a83ab6"/>
    </style:style>
    <style:style style:name="P82" style:family="paragraph" style:parent-style-name="Text_20_body" style:list-style-name="L10">
      <style:text-properties officeooo:paragraph-rsid="02a971b6"/>
    </style:style>
    <style:style style:name="P83" style:family="paragraph" style:parent-style-name="Text_20_body" style:list-style-name="L10">
      <style:text-properties officeooo:paragraph-rsid="02aa218f"/>
    </style:style>
    <style:style style:name="P84" style:family="paragraph" style:parent-style-name="Text_20_body">
      <style:text-properties officeooo:rsid="02aa218f" officeooo:paragraph-rsid="02aa218f"/>
    </style:style>
    <style:style style:name="P85" style:family="paragraph" style:parent-style-name="Text_20_body">
      <style:text-properties officeooo:rsid="02abbbf1" officeooo:paragraph-rsid="02abbbf1"/>
    </style:style>
    <style:style style:name="P86" style:family="paragraph" style:parent-style-name="Text_20_body" style:list-style-name="L11">
      <style:text-properties officeooo:rsid="02abbbf1" officeooo:paragraph-rsid="02abbbf1"/>
    </style:style>
    <style:style style:name="P87" style:family="paragraph" style:parent-style-name="Text_20_body" style:list-style-name="L11">
      <style:text-properties officeooo:paragraph-rsid="02ad12cc"/>
    </style:style>
    <style:style style:name="P88" style:family="paragraph" style:parent-style-name="Text_20_body" style:list-style-name="L11">
      <style:text-properties officeooo:rsid="02aefd05" officeooo:paragraph-rsid="02aefd05"/>
    </style:style>
    <style:style style:name="P89" style:family="paragraph" style:parent-style-name="Text_20_body" style:list-style-name="L11">
      <style:text-properties officeooo:rsid="02b0e75f" officeooo:paragraph-rsid="02b0e75f"/>
    </style:style>
    <style:style style:name="P90" style:family="paragraph" style:parent-style-name="Text_20_body">
      <style:text-properties officeooo:rsid="02b2b124" officeooo:paragraph-rsid="02b2b124"/>
    </style:style>
    <style:style style:name="P91" style:family="paragraph" style:parent-style-name="Text_20_body">
      <style:text-properties officeooo:rsid="02b53717" officeooo:paragraph-rsid="02b53717"/>
    </style:style>
    <style:style style:name="P92" style:family="paragraph" style:parent-style-name="Text_20_body" style:list-style-name="L12">
      <style:text-properties officeooo:paragraph-rsid="02b2b124"/>
    </style:style>
    <style:style style:name="P93" style:family="paragraph" style:parent-style-name="Text_20_body" style:list-style-name="L12">
      <style:text-properties officeooo:paragraph-rsid="02b6e88a"/>
    </style:style>
    <style:style style:name="P94" style:family="paragraph" style:parent-style-name="Text_20_body" style:list-style-name="L12">
      <style:text-properties officeooo:paragraph-rsid="02babd63"/>
    </style:style>
    <style:style style:name="P95" style:family="paragraph" style:parent-style-name="Text_20_body" style:list-style-name="L12">
      <style:text-properties officeooo:paragraph-rsid="02bd801c"/>
    </style:style>
    <style:style style:name="P96" style:family="paragraph" style:parent-style-name="Text_20_body" style:list-style-name="L12">
      <style:text-properties officeooo:paragraph-rsid="02be404b"/>
    </style:style>
    <style:style style:name="P97" style:family="paragraph" style:parent-style-name="Text_20_body" style:list-style-name="L12">
      <style:text-properties officeooo:paragraph-rsid="02c1fb61"/>
    </style:style>
    <style:style style:name="P98" style:family="paragraph" style:parent-style-name="Text_20_body" style:list-style-name="L12">
      <style:text-properties officeooo:rsid="02b6e88a" officeooo:paragraph-rsid="02b6e88a"/>
    </style:style>
    <style:style style:name="P99" style:family="paragraph" style:parent-style-name="Text_20_body">
      <style:text-properties officeooo:paragraph-rsid="02c1fb61"/>
    </style:style>
    <style:style style:name="P100" style:family="paragraph" style:parent-style-name="Text_20_body">
      <style:text-properties officeooo:paragraph-rsid="02c48574"/>
    </style:style>
    <style:style style:name="P101" style:family="paragraph" style:parent-style-name="Text_20_body">
      <style:paragraph-properties fo:text-align="center" style:justify-single-word="false"/>
      <style:text-properties officeooo:paragraph-rsid="02c61671"/>
    </style:style>
    <style:style style:name="P102" style:family="paragraph" style:parent-style-name="Text_20_body">
      <style:paragraph-properties fo:text-align="center" style:justify-single-word="false"/>
      <style:text-properties fo:font-style="italic" officeooo:paragraph-rsid="02c48574" style:font-style-asian="italic" style:font-style-complex="italic"/>
    </style:style>
    <style:style style:name="P103" style:family="paragraph" style:parent-style-name="Text_20_body">
      <style:paragraph-properties fo:text-align="center" style:justify-single-word="false"/>
      <style:text-properties fo:font-style="italic" officeooo:paragraph-rsid="02cd0964" style:font-style-asian="italic" style:font-style-complex="italic"/>
    </style:style>
    <style:style style:name="P104" style:family="paragraph" style:parent-style-name="Text_20_body">
      <style:paragraph-properties fo:text-align="center" style:justify-single-word="false"/>
      <style:text-properties fo:font-style="italic" fo:font-weight="normal" officeooo:paragraph-rsid="02c48574" style:font-style-asian="italic" style:font-weight-asian="normal" style:font-style-complex="italic" style:font-weight-complex="normal"/>
    </style:style>
    <style:style style:name="P105" style:family="paragraph" style:parent-style-name="Text_20_body">
      <style:text-properties officeooo:paragraph-rsid="02c4b152"/>
    </style:style>
    <style:style style:name="P106" style:family="paragraph" style:parent-style-name="Text_20_body">
      <style:text-properties officeooo:paragraph-rsid="02c5ad9d"/>
    </style:style>
    <style:style style:name="P107" style:family="paragraph" style:parent-style-name="Text_20_body">
      <style:text-properties officeooo:paragraph-rsid="02c5f8dd"/>
    </style:style>
    <style:style style:name="P108" style:family="paragraph" style:parent-style-name="Text_20_body" style:list-style-name="L13">
      <style:text-properties officeooo:paragraph-rsid="02c5f8dd"/>
    </style:style>
    <style:style style:name="P109" style:family="paragraph" style:parent-style-name="Text_20_body">
      <style:text-properties officeooo:paragraph-rsid="02c61671"/>
    </style:style>
    <style:style style:name="P110" style:family="paragraph" style:parent-style-name="Text_20_body">
      <style:text-properties officeooo:paragraph-rsid="02c6d024"/>
    </style:style>
    <style:style style:name="P111" style:family="paragraph" style:parent-style-name="Text_20_body" style:list-style-name="L14">
      <style:text-properties officeooo:paragraph-rsid="02c6d024"/>
    </style:style>
    <style:style style:name="P112" style:family="paragraph" style:parent-style-name="Text_20_body" style:list-style-name="L14">
      <style:text-properties officeooo:paragraph-rsid="02c843e2"/>
    </style:style>
    <style:style style:name="P113" style:family="paragraph" style:parent-style-name="Text_20_body" style:list-style-name="L14">
      <style:text-properties officeooo:paragraph-rsid="02ca296c"/>
    </style:style>
    <style:style style:name="P114" style:family="paragraph" style:parent-style-name="Text_20_body">
      <style:text-properties officeooo:paragraph-rsid="02cae2fb"/>
    </style:style>
    <style:style style:name="P115" style:family="paragraph" style:parent-style-name="Text_20_body">
      <style:text-properties officeooo:paragraph-rsid="02cc6e9a"/>
    </style:style>
    <style:style style:name="P116" style:family="paragraph" style:parent-style-name="Text_20_body" style:list-style-name="L15">
      <style:paragraph-properties>
        <style:tab-stops>
          <style:tab-stop style:position="1.517cm"/>
        </style:tab-stops>
      </style:paragraph-properties>
      <style:text-properties officeooo:paragraph-rsid="02cc6e9a"/>
    </style:style>
    <style:style style:name="P117" style:family="paragraph" style:parent-style-name="Text_20_body">
      <style:text-properties officeooo:paragraph-rsid="02ccef3a"/>
    </style:style>
    <style:style style:name="P118" style:family="paragraph" style:parent-style-name="Text_20_body">
      <style:text-properties officeooo:paragraph-rsid="02cd0964"/>
    </style:style>
    <style:style style:name="P119" style:family="paragraph" style:parent-style-name="Text_20_body">
      <style:text-properties officeooo:paragraph-rsid="02cda653"/>
    </style:style>
    <style:style style:name="P120" style:family="paragraph" style:parent-style-name="Text_20_body">
      <style:text-properties officeooo:paragraph-rsid="02cdd0c5"/>
    </style:style>
    <style:style style:name="P121" style:family="paragraph" style:parent-style-name="Text_20_body">
      <style:text-properties officeooo:paragraph-rsid="02cf6e6d"/>
    </style:style>
    <style:style style:name="P122" style:family="paragraph" style:parent-style-name="Text_20_body">
      <style:text-properties officeooo:paragraph-rsid="02d0e48f"/>
    </style:style>
    <style:style style:name="P123" style:family="paragraph" style:parent-style-name="Text_20_body">
      <style:text-properties officeooo:paragraph-rsid="02d42823"/>
    </style:style>
    <style:style style:name="P124" style:family="paragraph" style:parent-style-name="Text_20_body">
      <style:text-properties officeooo:paragraph-rsid="02d579a5"/>
    </style:style>
    <style:style style:name="P125" style:family="paragraph" style:parent-style-name="Text_20_body">
      <style:text-properties officeooo:paragraph-rsid="02d6aa75"/>
    </style:style>
    <style:style style:name="P126" style:family="paragraph" style:parent-style-name="Text_20_body">
      <style:text-properties officeooo:paragraph-rsid="02d735cd"/>
    </style:style>
    <style:style style:name="P127" style:family="paragraph" style:parent-style-name="Text_20_body">
      <style:text-properties officeooo:paragraph-rsid="02d86348"/>
    </style:style>
    <style:style style:name="P128" style:family="paragraph" style:parent-style-name="Text_20_body">
      <style:text-properties officeooo:paragraph-rsid="02da0693"/>
    </style:style>
    <style:style style:name="P129" style:family="paragraph" style:parent-style-name="Text_20_body">
      <style:text-properties officeooo:paragraph-rsid="02dae868"/>
    </style:style>
    <style:style style:name="P130" style:family="paragraph" style:parent-style-name="Text_20_body">
      <style:text-properties officeooo:paragraph-rsid="02dea8d7"/>
    </style:style>
    <style:style style:name="P131" style:family="paragraph" style:parent-style-name="Text_20_body">
      <style:text-properties officeooo:paragraph-rsid="02e05579"/>
    </style:style>
    <style:style style:name="P132" style:family="paragraph" style:parent-style-name="Text_20_body">
      <style:text-properties officeooo:paragraph-rsid="02e2d0fd"/>
    </style:style>
    <style:style style:name="P133" style:family="paragraph" style:parent-style-name="Text_20_body">
      <style:text-properties officeooo:paragraph-rsid="02e45f4e"/>
    </style:style>
    <style:style style:name="P134" style:family="paragraph" style:parent-style-name="Text_20_body" style:list-style-name="L16">
      <style:text-properties officeooo:paragraph-rsid="02e45f4e"/>
    </style:style>
    <style:style style:name="P135" style:family="paragraph" style:parent-style-name="Heading_20_1" style:master-page-name="Standard">
      <style:paragraph-properties style:page-number="auto"/>
      <style:text-properties officeooo:rsid="0253de4f" officeooo:paragraph-rsid="0253de4f"/>
    </style:style>
    <style:style style:name="P136" style:family="paragraph" style:parent-style-name="Heading_20_1">
      <style:text-properties officeooo:rsid="029896c7"/>
    </style:style>
    <style:style style:name="P137" style:family="paragraph" style:parent-style-name="Heading_20_1">
      <style:text-properties officeooo:rsid="02a5ac82"/>
    </style:style>
    <style:style style:name="P138" style:family="paragraph" style:parent-style-name="Heading_20_2">
      <style:text-properties officeooo:rsid="025cac41" officeooo:paragraph-rsid="025cac41"/>
    </style:style>
    <style:style style:name="P139" style:family="paragraph" style:parent-style-name="Heading_20_2">
      <style:text-properties officeooo:rsid="0274bedc" officeooo:paragraph-rsid="0274bedc"/>
    </style:style>
    <style:style style:name="P140" style:family="paragraph" style:parent-style-name="Heading_20_2">
      <style:text-properties officeooo:rsid="02b28cac"/>
    </style:style>
    <style:style style:name="P141" style:family="paragraph" style:parent-style-name="Heading_20_2">
      <style:text-properties officeooo:paragraph-rsid="02cf6e6d"/>
    </style:style>
    <style:style style:name="P142" style:family="paragraph" style:parent-style-name="Heading_20_2">
      <style:text-properties officeooo:paragraph-rsid="02d42823"/>
    </style:style>
    <style:style style:name="P143" style:family="paragraph">
      <style:paragraph-properties fo:text-align="center"/>
    </style:style>
    <style:style style:name="T1" style:family="text">
      <style:text-properties officeooo:rsid="02553c18"/>
    </style:style>
    <style:style style:name="T2" style:family="text">
      <style:text-properties officeooo:rsid="02594e54"/>
    </style:style>
    <style:style style:name="T3" style:family="text">
      <style:text-properties officeooo:rsid="025b19ef"/>
    </style:style>
    <style:style style:name="T4" style:family="text">
      <style:text-properties officeooo:rsid="025b8894"/>
    </style:style>
    <style:style style:name="T5" style:family="text">
      <style:text-properties officeooo:rsid="025be25d"/>
    </style:style>
    <style:style style:name="T6" style:family="text">
      <style:text-properties officeooo:rsid="025d088c"/>
    </style:style>
    <style:style style:name="T7" style:family="text">
      <style:text-properties officeooo:rsid="025db485"/>
    </style:style>
    <style:style style:name="T8" style:family="text">
      <style:text-properties officeooo:rsid="025ee614"/>
    </style:style>
    <style:style style:name="T9" style:family="text">
      <style:text-properties officeooo:rsid="026063b6"/>
    </style:style>
    <style:style style:name="T10" style:family="text">
      <style:text-properties officeooo:rsid="026188b9"/>
    </style:style>
    <style:style style:name="T11" style:family="text">
      <style:text-properties officeooo:rsid="0261d249"/>
    </style:style>
    <style:style style:name="T12" style:family="text">
      <style:text-properties officeooo:rsid="0263d877"/>
    </style:style>
    <style:style style:name="T13" style:family="text">
      <style:text-properties officeooo:rsid="02662af1"/>
    </style:style>
    <style:style style:name="T14" style:family="text">
      <style:text-properties officeooo:rsid="026728e2"/>
    </style:style>
    <style:style style:name="T15" style:family="text">
      <style:text-properties officeooo:rsid="02693721"/>
    </style:style>
    <style:style style:name="T16" style:family="text">
      <style:text-properties officeooo:rsid="026b2edb"/>
    </style:style>
    <style:style style:name="T17" style:family="text">
      <style:text-properties officeooo:rsid="026cbcff"/>
    </style:style>
    <style:style style:name="T18" style:family="text">
      <style:text-properties officeooo:rsid="026cbdb7"/>
    </style:style>
    <style:style style:name="T19" style:family="text">
      <style:text-properties officeooo:rsid="026d6c90"/>
    </style:style>
    <style:style style:name="T20" style:family="text">
      <style:text-properties officeooo:rsid="026f2a84"/>
    </style:style>
    <style:style style:name="T21" style:family="text">
      <style:text-properties officeooo:rsid="02705d67"/>
    </style:style>
    <style:style style:name="T22" style:family="text">
      <style:text-properties officeooo:rsid="0271cf3b"/>
    </style:style>
    <style:style style:name="T23" style:family="text">
      <style:text-properties officeooo:rsid="0272f10f"/>
    </style:style>
    <style:style style:name="T24" style:family="text">
      <style:text-properties officeooo:rsid="02738f19"/>
    </style:style>
    <style:style style:name="T25" style:family="text">
      <style:text-properties officeooo:rsid="02785373"/>
    </style:style>
    <style:style style:name="T26" style:family="text">
      <style:text-properties officeooo:rsid="027a6c0a"/>
    </style:style>
    <style:style style:name="T27" style:family="text">
      <style:text-properties officeooo:rsid="027b8c44"/>
    </style:style>
    <style:style style:name="T28" style:family="text">
      <style:text-properties officeooo:rsid="027b9921"/>
    </style:style>
    <style:style style:name="T29" style:family="text">
      <style:text-properties officeooo:rsid="027c61dc"/>
    </style:style>
    <style:style style:name="T30" style:family="text">
      <style:text-properties officeooo:rsid="027f4093"/>
    </style:style>
    <style:style style:name="T31" style:family="text">
      <style:text-properties officeooo:rsid="0281321b"/>
    </style:style>
    <style:style style:name="T32" style:family="text">
      <style:text-properties officeooo:rsid="02830933"/>
    </style:style>
    <style:style style:name="T33" style:family="text">
      <style:text-properties officeooo:rsid="028390e5"/>
    </style:style>
    <style:style style:name="T34" style:family="text">
      <style:text-properties officeooo:rsid="0283b275"/>
    </style:style>
    <style:style style:name="T35" style:family="text">
      <style:text-properties officeooo:rsid="0284a2e0"/>
    </style:style>
    <style:style style:name="T36" style:family="text">
      <style:text-properties fo:font-weight="bold" officeooo:rsid="0283b275" style:font-weight-asian="bold" style:font-weight-complex="bold"/>
    </style:style>
    <style:style style:name="T37" style:family="text">
      <style:text-properties fo:font-weight="bold" officeooo:rsid="02917a1b" style:font-weight-asian="bold" style:font-weight-complex="bold"/>
    </style:style>
    <style:style style:name="T38" style:family="text">
      <style:text-properties fo:font-weight="bold" officeooo:rsid="02bf5fe3" style:font-weight-asian="bold" style:font-weight-complex="bold"/>
    </style:style>
    <style:style style:name="T39" style:family="text">
      <style:text-properties fo:font-weight="bold" officeooo:rsid="02c5ad9d" style:font-weight-asian="bold" style:font-weight-complex="bold"/>
    </style:style>
    <style:style style:name="T40" style:family="text">
      <style:text-properties fo:font-weight="bold" officeooo:rsid="02c48574" style:font-weight-asian="bold" style:font-weight-complex="bold"/>
    </style:style>
    <style:style style:name="T41" style:family="text">
      <style:text-properties fo:font-weight="bold" officeooo:rsid="02c5f8dd" style:font-weight-asian="bold" style:font-weight-complex="bold"/>
    </style:style>
    <style:style style:name="T42" style:family="text">
      <style:text-properties officeooo:rsid="02867709"/>
    </style:style>
    <style:style style:name="T43" style:family="text">
      <style:text-properties officeooo:rsid="0288612c"/>
    </style:style>
    <style:style style:name="T44" style:family="text">
      <style:text-properties officeooo:rsid="028a8ae5"/>
    </style:style>
    <style:style style:name="T45" style:family="text">
      <style:text-properties officeooo:rsid="028c0a0c"/>
    </style:style>
    <style:style style:name="T46" style:family="text">
      <style:text-properties officeooo:rsid="028c406c"/>
    </style:style>
    <style:style style:name="T47" style:family="text">
      <style:text-properties officeooo:rsid="028d99ef"/>
    </style:style>
    <style:style style:name="T48" style:family="text">
      <style:text-properties officeooo:rsid="028f1840"/>
    </style:style>
    <style:style style:name="T49" style:family="text">
      <style:text-properties officeooo:rsid="028fced9"/>
    </style:style>
    <style:style style:name="T50" style:family="text">
      <style:text-properties officeooo:rsid="02917a1b"/>
    </style:style>
    <style:style style:name="T51" style:family="text">
      <style:text-properties officeooo:rsid="0296e711"/>
    </style:style>
    <style:style style:name="T52" style:family="text">
      <style:text-properties officeooo:rsid="029aa17b"/>
    </style:style>
    <style:style style:name="T53" style:family="text">
      <style:text-properties officeooo:rsid="029bd30d"/>
    </style:style>
    <style:style style:name="T54" style:family="text">
      <style:text-properties officeooo:rsid="029bf49c"/>
    </style:style>
    <style:style style:name="T55" style:family="text">
      <style:text-properties officeooo:rsid="029f6122"/>
    </style:style>
    <style:style style:name="T56" style:family="text">
      <style:text-properties officeooo:rsid="02a14c41"/>
    </style:style>
    <style:style style:name="T57" style:family="text">
      <style:text-properties officeooo:rsid="02a5ac82"/>
    </style:style>
    <style:style style:name="T58" style:family="text">
      <style:text-properties officeooo:rsid="02a676b7"/>
    </style:style>
    <style:style style:name="T59" style:family="text">
      <style:text-properties officeooo:rsid="02a69535"/>
    </style:style>
    <style:style style:name="T60" style:family="text">
      <style:text-properties officeooo:rsid="02a74d39"/>
    </style:style>
    <style:style style:name="T61" style:family="text">
      <style:text-properties officeooo:rsid="02a971b6"/>
    </style:style>
    <style:style style:name="T62" style:family="text">
      <style:text-properties officeooo:rsid="02aa218f"/>
    </style:style>
    <style:style style:name="T63" style:family="text">
      <style:text-properties officeooo:rsid="02ab4475"/>
    </style:style>
    <style:style style:name="T64" style:family="text">
      <style:text-properties officeooo:rsid="02ad12cc"/>
    </style:style>
    <style:style style:name="T65" style:family="text">
      <style:text-properties officeooo:rsid="02ae58e1"/>
    </style:style>
    <style:style style:name="T66" style:family="text">
      <style:text-properties officeooo:rsid="02b05c66"/>
    </style:style>
    <style:style style:name="T67" style:family="text">
      <style:text-properties officeooo:rsid="02b2b124"/>
    </style:style>
    <style:style style:name="T68" style:family="text">
      <style:text-properties officeooo:rsid="02b53717"/>
    </style:style>
    <style:style style:name="T69" style:family="text">
      <style:text-properties officeooo:rsid="02b5f588"/>
    </style:style>
    <style:style style:name="T70" style:family="text">
      <style:text-properties officeooo:rsid="02b6e88a"/>
    </style:style>
    <style:style style:name="T71" style:family="text">
      <style:text-properties officeooo:rsid="02b79de4"/>
    </style:style>
    <style:style style:name="T72" style:family="text">
      <style:text-properties officeooo:rsid="02babd63"/>
    </style:style>
    <style:style style:name="T73" style:family="text">
      <style:text-properties officeooo:rsid="02bc8bd2"/>
    </style:style>
    <style:style style:name="T74" style:family="text">
      <style:text-properties officeooo:rsid="02bd801c"/>
    </style:style>
    <style:style style:name="T75" style:family="text">
      <style:text-properties officeooo:rsid="02be050c"/>
    </style:style>
    <style:style style:name="T76" style:family="text">
      <style:text-properties officeooo:rsid="02be404b"/>
    </style:style>
    <style:style style:name="T77" style:family="text">
      <style:text-properties officeooo:rsid="02bf5fe3"/>
    </style:style>
    <style:style style:name="T78" style:family="text">
      <style:text-properties officeooo:rsid="02c1e638"/>
    </style:style>
    <style:style style:name="T79" style:family="text">
      <style:text-properties officeooo:rsid="02c1fb61"/>
    </style:style>
    <style:style style:name="T80" style:family="text">
      <style:text-properties officeooo:rsid="02c3b355"/>
    </style:style>
    <style:style style:name="T81" style:family="text">
      <style:text-properties officeooo:rsid="02c48574"/>
    </style:style>
    <style:style style:name="T82" style:family="text">
      <style:text-properties officeooo:rsid="02c4b152"/>
    </style:style>
    <style:style style:name="T83" style:family="text">
      <style:text-properties officeooo:rsid="02c5ad9d"/>
    </style:style>
    <style:style style:name="T84" style:family="text">
      <style:text-properties officeooo:rsid="02c5f8dd"/>
    </style:style>
    <style:style style:name="T85" style:family="text">
      <style:text-properties fo:font-weight="normal" officeooo:rsid="02c5ad9d" style:font-weight-asian="normal" style:font-weight-complex="normal"/>
    </style:style>
    <style:style style:name="T86" style:family="text">
      <style:text-properties officeooo:rsid="02c61671"/>
    </style:style>
    <style:style style:name="T87" style:family="text">
      <style:text-properties fo:font-style="italic" officeooo:rsid="02c61671" style:font-style-asian="italic" style:font-style-complex="italic"/>
    </style:style>
    <style:style style:name="T88" style:family="text">
      <style:text-properties officeooo:rsid="02c6d024"/>
    </style:style>
    <style:style style:name="T89" style:family="text">
      <style:text-properties officeooo:rsid="02c843e2"/>
    </style:style>
    <style:style style:name="T90" style:family="text">
      <style:text-properties officeooo:rsid="02ca296c"/>
    </style:style>
    <style:style style:name="T91" style:family="text">
      <style:text-properties officeooo:rsid="02cae2fb"/>
    </style:style>
    <style:style style:name="T92" style:family="text">
      <style:text-properties officeooo:rsid="02cc6e9a"/>
    </style:style>
    <style:style style:name="T93" style:family="text">
      <style:text-properties officeooo:rsid="02ccef3a"/>
    </style:style>
    <style:style style:name="T94" style:family="text">
      <style:text-properties officeooo:rsid="02cd0964"/>
    </style:style>
    <style:style style:name="T95" style:family="text">
      <style:text-properties officeooo:rsid="02cda653"/>
    </style:style>
    <style:style style:name="T96" style:family="text">
      <style:text-properties officeooo:rsid="02cdd0c5"/>
    </style:style>
    <style:style style:name="T97" style:family="text">
      <style:text-properties officeooo:rsid="02cf6e6d"/>
    </style:style>
    <style:style style:name="T98" style:family="text">
      <style:text-properties officeooo:rsid="02d0e48f"/>
    </style:style>
    <style:style style:name="T99" style:family="text">
      <style:text-properties officeooo:rsid="02d0efd4"/>
    </style:style>
    <style:style style:name="T100" style:family="text">
      <style:text-properties officeooo:rsid="02d2ed77"/>
    </style:style>
    <style:style style:name="T101" style:family="text">
      <style:text-properties officeooo:rsid="02d42823"/>
    </style:style>
    <style:style style:name="T102" style:family="text">
      <style:text-properties officeooo:rsid="02d579a5"/>
    </style:style>
    <style:style style:name="T103" style:family="text">
      <style:text-properties officeooo:rsid="02d6aa75"/>
    </style:style>
    <style:style style:name="T104" style:family="text">
      <style:text-properties officeooo:rsid="02d735cd"/>
    </style:style>
    <style:style style:name="T105" style:family="text">
      <style:text-properties officeooo:rsid="02d86348"/>
    </style:style>
    <style:style style:name="T106" style:family="text">
      <style:text-properties officeooo:rsid="02da0693"/>
    </style:style>
    <style:style style:name="T107" style:family="text">
      <style:text-properties officeooo:rsid="02dae868"/>
    </style:style>
    <style:style style:name="T108" style:family="text">
      <style:text-properties officeooo:rsid="02dea8d7"/>
    </style:style>
    <style:style style:name="T109" style:family="text">
      <style:text-properties officeooo:rsid="02e05579"/>
    </style:style>
    <style:style style:name="T110" style:family="text">
      <style:text-properties officeooo:rsid="02e0e329"/>
    </style:style>
    <style:style style:name="T111" style:family="text">
      <style:text-properties officeooo:rsid="02e1888d"/>
    </style:style>
    <style:style style:name="T112" style:family="text">
      <style:text-properties officeooo:rsid="02e2d0fd"/>
    </style:style>
    <style:style style:name="T113" style:family="text">
      <style:text-properties officeooo:rsid="02e45f4e"/>
    </style:style>
    <style:style style:name="T114" style:family="text">
      <style:text-properties officeooo:rsid="02e59dfd"/>
    </style:style>
    <style:style style:name="T115" style:family="text">
      <style:text-properties officeooo:rsid="02e59f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5" text:outline-level="1">Теория управления</text:h>
      <text:p text:style-name="P6"><text:span text:style-name="T1">Поздин Владимир Николаевич. </text:span><text:span text:style-name="T30">1-228 там можно найти. Кафедра автоматики и телемеханики. </text:span><text:span text:style-name="T31">323872 —</text:span><text:span text:style-name="T32"> секретарь. </text:span><text:span text:style-name="T33">640570 — лаборатория, там тоже могут подсказать, где можно найти.</text:span></text:p>
      <text:p text:style-name="P21"><text:span text:style-name="T34">Теория автоматического управления – </text:span><text:span text:style-name="T36">курсач</text:span><text:span text:style-name="T34">. <text:s/></text:span><text:span text:style-name="T35">В библиотеке можно взять. Необязательно делать техническую реализацию, и всё, что касается дискретных систем. </text:span></text:p>
      <text:p text:style-name="P22"><text:span text:style-name="T42">Для структуры нужно будет сделать. Есть разные недостатки, и мы будем делать корректирующие устройства, которые будут улучшать работу устройства </text:span><text:span text:style-name="T43">для получения заданных характеристик.</text:span></text:p>
      <text:p text:style-name="P23">У меня 4 вариант.</text:p>
      <text:p text:style-name="P4">Будет курсовая, можно обратиться и перенести пары.</text:p>
      <text:p text:style-name="P5">Предполагает этот предмет обширное знание математики. </text:p>
      <text:p text:style-name="P5">Литература:</text:p>
      <text:list xml:id="list4603593893384572908" text:style-name="L1">
        <text:list-item>
          <text:p text:style-name="P35">Бесекерский В. А., Попов Е.П. - Теория систем автоматического регулирования.</text:p>
        </text:list-item>
        <text:list-item>
          <text:p text:style-name="P35">Цыпкин Я. З. - Основы теории автоматических систем.</text:p>
        </text:list-item>
        <text:list-item>
          <text:p text:style-name="P35">Воронов Л.А. - Теория автоматического управления.</text:p>
        </text:list-item>
        <text:list-item>
          <text:p text:style-name="P35">Бесекерский В. А., Изранцев В.В. - Системы автоматического управления с микроЭВМ.</text:p>
        </text:list-item>
        <text:list-item>
          <text:p text:style-name="P36">Попов Е.П. - Теория линейных систем автоматического регулирования и управления.</text:p>
        </text:list-item>
        <text:list-item>
          <text:p text:style-name="P36">Первозванский А. А. - Курс теории автоматического управления.</text:p>
        </text:list-item>
      </text:list>
      <text:p text:style-name="P7"/>
      <text:h text:style-name="P34" text:outline-level="1">Вводная лекция. Цели и задачи управления, классификация систем управления.</text:h>
      <text:p text:style-name="P8">Теория управления — науказ,изучающая законы управления, принципы управления, принципы построения систем управления, а также методы анализа и синтеза систем управления.</text:p>
      <text:p text:style-name="P8"/>
      <text:p text:style-name="P8">В зависимости от участия человека в процессе управления, делится на 3 категории:</text:p>
      <text:list xml:id="list7171546107838432233" text:style-name="L2">
        <text:list-item>
          <text:p text:style-name="P37"><text:span text:style-name="T2">Ручное —</text:span><text:span text:style-name="T3"> закон управления формируется напрямую человеком. Управление велосипедом или машиной.</text:span></text:p>
        </text:list-item>
        <text:list-item>
          <text:p text:style-name="P37"><text:span text:style-name="T2">Автоматическое. </text:span><text:span text:style-name="T4">Без участия человека идёт управление. </text:span><text:span text:style-name="T5">Автопилот, например.</text:span></text:p>
        </text:list-item>
        <text:list-item>
          <text:p text:style-name="P37"><text:span text:style-name="T2">Автоматизированное. </text:span><text:span text:style-name="T5">Сочетание ручного и автоматического управления.</text:span></text:p>
        </text:list-item>
      </text:list>
      <text:p text:style-name="P9"/>
      <text:p text:style-name="P9">Любая система управления состоит из 2 частей: </text:p>
      <text:list xml:id="list3485617536877580130" text:style-name="L3">
        <text:list-item>
          <text:p text:style-name="P38"><text:soft-page-break/>объект управления (ОУ)</text:p>
        </text:list-item>
        <text:list-item>
          <text:p text:style-name="P38">управляющее устройство (УУ)</text:p>
        </text:list-item>
      </text:list>
      <text:p text:style-name="P9"><draw:frame text:anchor-type="paragraph" draw:z-index="5" draw:style-name="gr5" svg:width="2.012cm" svg:height="0.671cm" svg:x="7.645cm" svg:y="0.572cm"><draw:text-box><text:p>f(t)</text:p></draw:text-box></draw:frame></text:p>
      <text:p text:style-name="P9"><draw:frame text:anchor-type="paragraph" draw:z-index="6" draw:style-name="gr4" svg:width="1.235cm" svg:height="0.742cm" svg:x="10.432cm" svg:y="0.783cm"><draw:text-box><text:p>x(t)</text:p></draw:text-box></draw:frame><draw:frame text:anchor-type="paragraph" draw:z-index="4" draw:style-name="gr4" svg:width="1.094cm" svg:height="0.742cm" svg:x="4.999cm" svg:y="0.607cm"><draw:text-box><text:p>u(t)</text:p></draw:text-box></draw:frame><draw:frame text:anchor-type="paragraph" draw:z-index="3" draw:style-name="gr3" svg:width="1.024cm" svg:height="0.636cm" svg:x="0.307cm" svg:y="0.748cm"><draw:text-box><text:p>g(t)</text:p></draw:text-box></draw:frame><draw:rect text:anchor-type="paragraph" draw:z-index="1" draw:style-name="gr1" draw:text-style-name="P143" svg:width="3.176cm" svg:height="1.447cm" svg:x="6.445cm" svg:y="0.536cm"><text:p text:style-name="P143">ОУ</text:p></draw:rect><draw:line text:anchor-type="paragraph" draw:z-index="2" draw:style-name="gr2" draw:text-style-name="P143" svg:x1="0.66cm" svg:y1="1.418cm" svg:x2="11.138cm" svg:y2="1.383cm"><text:p/></draw:line><draw:rect text:anchor-type="paragraph" draw:z-index="0" draw:style-name="gr1" draw:text-style-name="P143" svg:width="2.752cm" svg:height="1.235cm" svg:x="1.577cm" svg:y="0.642cm"><text:p text:style-name="P143">УУ</text:p></draw:rect><draw:line text:anchor-type="paragraph" draw:z-index="37" draw:style-name="gr2" draw:text-style-name="P143" svg:x1="8.456cm" svg:y1="0.078cm" svg:x2="8.456cm" svg:y2="0.748cm"><text:p/></draw:line></text:p>
      <text:p text:style-name="P9"/>
      <text:p text:style-name="P9"/>
      <text:p text:style-name="P9"/>
      <text:p text:style-name="P9"><draw:polyline text:anchor-type="paragraph" draw:z-index="21" draw:style-name="gr2" draw:text-style-name="P143" svg:width="0.952cm" svg:height="0.034cm" draw:transform="rotate (1.5707963267949) translate (0.254cm 2.71991666666667cm)" svg:viewBox="0 0 953 35" draw:points="0,35 353,0 706,0 953,35"><text:p/></draw:polyline><draw:line text:anchor-type="paragraph" draw:z-index="20" draw:style-name="gr2" draw:text-style-name="P143" svg:x1="11.155cm" svg:y1="2.79cm" svg:x2="0.289cm" svg:y2="2.755cm"><text:p/></draw:line><draw:line text:anchor-type="paragraph" draw:z-index="19" draw:style-name="gr2" draw:text-style-name="P143" svg:x1="10.908cm" svg:y1="1.383cm" svg:x2="10.908cm" svg:y2="2.755cm"><text:p/></draw:line><draw:line text:anchor-type="paragraph" draw:z-index="18" draw:style-name="gr2" draw:text-style-name="P143" svg:x1="0.183cm" svg:y1="1.803cm" svg:x2="0.395cm" svg:y2="1.556cm"><text:p/></draw:line><draw:line text:anchor-type="paragraph" draw:z-index="17" draw:style-name="gr2" draw:text-style-name="P143" svg:x1="0.148cm" svg:y1="1.662cm" svg:x2="0.395cm" svg:y2="1.415cm"><text:p/></draw:line><draw:line text:anchor-type="paragraph" draw:z-index="16" draw:style-name="gr2" draw:text-style-name="P143" svg:x1="-0.028cm" svg:y1="0.956cm" svg:x2="0.642cm" svg:y2="1.662cm"><text:p/></draw:line><draw:line text:anchor-type="paragraph" draw:z-index="15" draw:style-name="gr2" draw:text-style-name="P143" svg:x1="-0.028cm" svg:y1="1.662cm" svg:x2="0.642cm" svg:y2="0.956cm"><text:p/></draw:line><draw:ellipse text:anchor-type="paragraph" draw:z-index="14" draw:style-name="gr2" draw:text-style-name="P143" svg:width="0.883cm" svg:height="0.918cm" svg:x="-0.24cm" svg:y="0.956cm"><text:p/></draw:ellipse><draw:frame text:anchor-type="paragraph" draw:z-index="13" draw:style-name="gr4" svg:width="1.235cm" svg:height="0.742cm" svg:x="10.432cm" svg:y="0.783cm"><draw:text-box><text:p>x(t)</text:p></draw:text-box></draw:frame><draw:frame text:anchor-type="paragraph" draw:z-index="12" draw:style-name="gr5" svg:width="2.012cm" svg:height="0.671cm" svg:x="7.433cm" svg:y="-0.452cm"><draw:text-box><text:p>f(t)</text:p></draw:text-box></draw:frame><draw:frame text:anchor-type="paragraph" draw:z-index="11" draw:style-name="gr4" svg:width="1.094cm" svg:height="0.742cm" svg:x="4.999cm" svg:y="0.607cm"><draw:text-box><text:p>u(t)</text:p></draw:text-box></draw:frame><draw:frame text:anchor-type="paragraph" draw:z-index="10" draw:style-name="gr3" svg:width="1.024cm" svg:height="0.636cm" svg:x="-1.263cm" svg:y="0.501cm"><draw:text-box><text:p>g(t)</text:p></draw:text-box></draw:frame><draw:line text:anchor-type="paragraph" draw:z-index="9" draw:style-name="gr2" draw:text-style-name="P143" svg:x1="-0.875cm" svg:y1="1.415cm" svg:x2="11.137cm" svg:y2="1.383cm"><text:p/></draw:line><draw:rect text:anchor-type="paragraph" draw:z-index="8" draw:style-name="gr1" draw:text-style-name="P143" svg:width="3.176cm" svg:height="1.447cm" svg:x="6.445cm" svg:y="0.536cm"><text:p text:style-name="P143">ОУ</text:p></draw:rect><draw:rect text:anchor-type="paragraph" draw:z-index="7" draw:style-name="gr1" draw:text-style-name="P143" svg:width="2.752cm" svg:height="1.235cm" svg:x="1.577cm" svg:y="0.642cm"><text:p text:style-name="P143">УУ</text:p></draw:rect><draw:frame text:anchor-type="paragraph" draw:z-index="22" draw:style-name="gr3" svg:width="1.482cm" svg:height="0.636cm" svg:x="0.642cm" svg:y="0.321cm"><draw:text-box><text:p>eps(t)</text:p></draw:text-box></draw:frame><draw:line text:anchor-type="paragraph" draw:z-index="38" draw:style-name="gr2" draw:text-style-name="P143" svg:x1="8.227cm" svg:y1="-0.452cm" svg:x2="8.227cm" svg:y2="0.536cm"><text:p/></draw:line></text:p>
      <text:p text:style-name="P9"/>
      <text:p text:style-name="P9"/>
      <text:p text:style-name="P9"/>
      <text:p text:style-name="P9"/>
      <text:p text:style-name="P9">x(t) — управляемая выходная величина.</text:p>
      <text:p text:style-name="P9">Лампочка разбитая – сумматор сигралов. Где закрашено, там отрицание.</text:p>
      <text:p text:style-name="P9">g(t) — задающее воздействие.</text:p>
      <text:p text:style-name="P9">f(t) — возсущающее воздействие (шум).</text:p>
      <text:p text:style-name="P9">u(t) — управляющее воздействие.</text:p>
      <text:p text:style-name="P9">eps(t) = g(t) — x(t) <text:s/>– <text:s/>ошибка системы.</text:p>
      <text:p text:style-name="P9"/>
      <text:h text:style-name="P138" text:outline-level="2">Классификация</text:h>
      <text:p text:style-name="P10">По количеству входов и выходов:</text:p>
      <text:list xml:id="list4547233232012089975" text:style-name="L4">
        <text:list-item>
          <text:p text:style-name="P39">одномерные системы. 1In 1out;</text:p>
        </text:list-item>
        <text:list-item>
          <text:p text:style-name="P39">многомерные системы. Несколько входов и выходов.</text:p>
        </text:list-item>
      </text:list>
      <text:p text:style-name="P13">Мы занимаемся одномерными системами. Многомертные по суперпозиции раскладваются.</text:p>
      <text:p text:style-name="P13"/>
      <text:p text:style-name="P11">По принципу действия (по принципу управления):</text:p>
      <text:list xml:id="list8281929651344451321" text:style-name="L5">
        <text:list-item>
          <text:p text:style-name="P40"><text:span text:style-name="T6">разомкнутые системы; Это первый график. </text:span><text:span text:style-name="T7"><text:s/></text:span></text:p>
          <text:list>
            <text:list-item>
              <text:p text:style-name="P42">Такие системы хорошо работают при выполнении условий:</text:p>
              <text:list>
                <text:list-item>
                  <text:p text:style-name="P42">достаточно информации о свойствах объекта;</text:p>
                </text:list-item>
                <text:list-item>
                  <text:p text:style-name="P42">незначительное количество или полное отсутствие шумов.</text:p>
                </text:list-item>
              </text:list>
            </text:list-item>
          </text:list>
        </text:list-item>
        <text:list-item>
          <text:p text:style-name="P40"><text:span text:style-name="T6">системы компенсации (управление по возмущению);</text:span><text:span text:style-name="T8"> Гасим шумы, в общем. Плохо что: необходимо измерения или априорного задания возмущения.</text:span></text:p>
        </text:list-item>
      </text:list>
      <text:p text:style-name="P13"><draw:rect text:anchor-type="paragraph" draw:z-index="23" draw:style-name="gr1" draw:text-style-name="P143" svg:width="2.752cm" svg:height="1.235cm" svg:x="1.577cm" svg:y="0.642cm"><text:p text:style-name="P143">УУ</text:p></draw:rect><draw:rect text:anchor-type="paragraph" draw:z-index="24" draw:style-name="gr1" draw:text-style-name="P143" svg:width="3.176cm" svg:height="1.447cm" svg:x="6.445cm" svg:y="0.536cm"><text:p text:style-name="P143">ОУ</text:p></draw:rect><draw:line text:anchor-type="paragraph" draw:z-index="25" draw:style-name="gr2" draw:text-style-name="P143" svg:x1="0.66cm" svg:y1="1.418cm" svg:x2="11.138cm" svg:y2="1.383cm"><text:p/></draw:line><draw:frame text:anchor-type="paragraph" draw:z-index="26" draw:style-name="gr3" svg:width="1.024cm" svg:height="0.636cm" svg:x="0.307cm" svg:y="0.748cm"><draw:text-box><text:p>g(t)</text:p></draw:text-box></draw:frame><draw:frame text:anchor-type="paragraph" draw:z-index="28" draw:style-name="gr4" svg:width="1.235cm" svg:height="0.742cm" svg:x="10.432cm" svg:y="0.783cm"><draw:text-box><text:p>x(t)</text:p></draw:text-box></draw:frame></text:p>
      <text:p text:style-name="P13"><draw:frame text:anchor-type="paragraph" draw:z-index="36" draw:style-name="gr4" svg:width="1.094cm" svg:height="0.742cm" svg:x="4.934cm" svg:y="-0.064cm"><draw:text-box><text:p>u(t)</text:p></draw:text-box></draw:frame></text:p>
      <text:p text:style-name="P13"/>
      <text:p text:style-name="P13"><draw:frame text:anchor-type="paragraph" draw:z-index="35" draw:style-name="gr4" svg:width="1.094cm" svg:height="0.742cm" svg:x="8.527cm" svg:y="-0.134cm"><draw:text-box><text:p>u2(t)</text:p></draw:text-box></draw:frame><draw:line text:anchor-type="paragraph" draw:z-index="34" draw:style-name="gr2" draw:text-style-name="P143" svg:x1="8.65cm" svg:y1="0.21cm" svg:x2="8.086cm" svg:y2="0.078cm"><text:p/></draw:line><draw:line text:anchor-type="paragraph" draw:z-index="33" draw:style-name="gr2" draw:text-style-name="P143" svg:x1="7.662cm" svg:y1="0.457cm" svg:x2="8.015cm" svg:y2="0.078cm"><text:p/></draw:line><draw:line text:anchor-type="paragraph" draw:z-index="32" draw:style-name="gr2" draw:text-style-name="P143" svg:x1="8.085cm" svg:y1="0.845cm" svg:x2="8.05cm" svg:y2="0.078cm"><text:p/></draw:line><draw:line text:anchor-type="paragraph" draw:z-index="30" draw:style-name="gr2" draw:text-style-name="P143" svg:x1="5.299cm" svg:y1="0.466cm" svg:x2="6.446cm" svg:y2="0.078cm"><text:p/></draw:line><draw:frame text:anchor-type="paragraph" draw:z-index="27" draw:style-name="gr5" svg:width="0.9cm" svg:height="0.671cm" svg:x="4.399cm" svg:y="0.466cm"><draw:text-box><text:p>f(t)</text:p></draw:text-box></draw:frame><text:soft-page-break/></text:p>
      <text:p text:style-name="P13"><draw:rect text:anchor-type="paragraph" draw:z-index="29" draw:style-name="gr1" draw:text-style-name="P143" svg:width="3.987cm" svg:height="1.235cm" svg:x="7.415cm" svg:y="-0.072cm"><text:p text:style-name="P143">УУ2</text:p><text:p text:style-name="P143">(гаситель шумов)</text:p></draw:rect><draw:line text:anchor-type="paragraph" draw:z-index="31" draw:style-name="gr2" draw:text-style-name="P143" svg:x1="5.299cm" svg:y1="0.034cm" svg:x2="7.416cm" svg:y2="0.669cm"><text:p/></draw:line></text:p>
      <text:p text:style-name="P13"/>
      <text:list xml:id="list794326660" text:continue-numbering="true" text:style-name="L5">
        <text:list-item>
          <text:p text:style-name="P41"><text:span text:style-name="T6">замкнутые системы;</text:span><text:span text:style-name="T9">(рисовали тоже). </text:span></text:p>
          <text:list>
            <text:list-item>
              <text:p text:style-name="P41"><text:span text:style-name="T9">В первом варианте сигнал возвращался не в сумматор, а сразу в УУ. </text:span><text:span text:style-name="T10"><text:s/></text:span><text:span text:style-name="T11">Они принципиально разные идеалогически. В этом случае </text:span><text:span text:style-name="T11">канал обратной связи – наиболее уязвимое место. Нарушение его работы может привести к полностью неработоспособной системе. </text:span></text:p>
            </text:list-item>
            <text:list-item>
              <text:p text:style-name="P43">В связи с этим ввели сумматор этот. Зачем? Появляется сигнал ошибки eps(t), и по нему можем что-то уже рулить. То есть можем понять, что если eps = g, то произошла ошибка.</text:p>
            </text:list-item>
          </text:list>
        </text:list-item>
        <text:list-item>
          <text:p text:style-name="P40"><text:span text:style-name="T6">комбинированные системы; </text:span><text:span text:style-name="T11">Например, такой вот монстр:</text:span></text:p>
        </text:list-item>
      </text:list>
      <text:p text:style-name="P14"><draw:rect text:anchor-type="paragraph" draw:z-index="60" draw:style-name="gr1" draw:text-style-name="P143" svg:width="1.906cm" svg:height="1.729cm" svg:x="4.187cm" svg:y="0.007cm"><text:p text:style-name="P143">Д </text:p><text:p text:style-name="P143">(датчик)</text:p></draw:rect></text:p>
      <text:p text:style-name="P14"><draw:line text:anchor-type="paragraph" draw:z-index="61" draw:style-name="gr2" draw:text-style-name="P143" svg:x1="2.812cm" svg:y1="2.265cm" svg:x2="4.188cm" svg:y2="0.494cm"><text:p/></draw:line></text:p>
      <text:p text:style-name="P14"><draw:line text:anchor-type="paragraph" draw:z-index="62" draw:style-name="gr2" draw:text-style-name="P143" svg:x1="5.281cm" svg:y1="0.536cm" svg:x2="5.563cm" svg:y2="1.838cm"><text:p/></draw:line></text:p>
      <text:p text:style-name="P14"><draw:frame text:anchor-type="paragraph" draw:z-index="44" draw:style-name="gr5" svg:width="0.989cm" svg:height="0.671cm" svg:x="7.292cm" svg:y="-0.134cm"><draw:text-box><text:p>f(t)</text:p></draw:text-box></draw:frame><draw:line text:anchor-type="paragraph" draw:z-index="46" draw:style-name="gr2" draw:text-style-name="P143" svg:x1="8.456cm" svg:y1="0.078cm" svg:x2="8.456cm" svg:y2="0.748cm"><text:p/></draw:line><draw:frame text:anchor-type="paragraph" draw:z-index="45" draw:style-name="gr4" svg:width="1.235cm" svg:height="0.742cm" svg:x="10.432cm" svg:y="0.783cm"><draw:text-box><text:p>x(t)</text:p></draw:text-box></draw:frame><draw:frame text:anchor-type="paragraph" draw:z-index="43" draw:style-name="gr4" svg:width="1.094cm" svg:height="0.742cm" svg:x="4.999cm" svg:y="0.607cm"><draw:text-box><text:p>u(t)</text:p></draw:text-box></draw:frame><draw:frame text:anchor-type="paragraph" draw:z-index="42" draw:style-name="gr3" svg:width="1.024cm" svg:height="0.636cm" svg:x="0.307cm" svg:y="0.748cm"><draw:text-box><text:p>g(t)</text:p></draw:text-box></draw:frame><draw:line text:anchor-type="paragraph" draw:z-index="41" draw:style-name="gr2" draw:text-style-name="P143" svg:x1="0.66cm" svg:y1="1.418cm" svg:x2="11.138cm" svg:y2="1.383cm"><text:p/></draw:line><draw:rect text:anchor-type="paragraph" draw:z-index="40" draw:style-name="gr1" draw:text-style-name="P143" svg:width="3.176cm" svg:height="1.447cm" svg:x="6.445cm" svg:y="0.536cm"><text:p text:style-name="P143">ОУ</text:p></draw:rect><draw:rect text:anchor-type="paragraph" draw:z-index="39" draw:style-name="gr1" draw:text-style-name="P143" svg:width="2.752cm" svg:height="1.235cm" svg:x="1.577cm" svg:y="0.642cm"><text:p text:style-name="P143">УУ</text:p></draw:rect><draw:line text:anchor-type="paragraph" draw:z-index="68" draw:style-name="gr2" draw:text-style-name="P143" svg:x1="5.81cm" svg:y1="0.67cm" svg:x2="5.563cm" svg:y2="1.132cm"><text:p/></draw:line></text:p>
      <text:p text:style-name="P14"><draw:ellipse text:anchor-type="paragraph" draw:z-index="47" draw:style-name="gr2" draw:text-style-name="P143" svg:width="0.883cm" svg:height="0.918cm" svg:x="0.307cm" svg:y="0.25cm"><text:p/></draw:ellipse><draw:line text:anchor-type="paragraph" draw:z-index="48" draw:style-name="gr2" draw:text-style-name="P143" svg:x1="0.519cm" svg:y1="0.956cm" svg:x2="1.189cm" svg:y2="0.25cm"><text:p/></draw:line><draw:line text:anchor-type="paragraph" draw:z-index="49" draw:style-name="gr2" draw:text-style-name="P143" svg:x1="0.519cm" svg:y1="0.25cm" svg:x2="1.189cm" svg:y2="0.956cm"><text:p/></draw:line><draw:ellipse text:anchor-type="paragraph" draw:z-index="55" draw:style-name="gr2" draw:text-style-name="P143" svg:width="0.883cm" svg:height="0.918cm" svg:x="4.999cm" svg:y="0.215cm"><text:p/></draw:ellipse><draw:line text:anchor-type="paragraph" draw:z-index="56" draw:style-name="gr2" draw:text-style-name="P143" svg:x1="5.211cm" svg:y1="0.921cm" svg:x2="5.881cm" svg:y2="0.215cm"><text:p/></draw:line><draw:line text:anchor-type="paragraph" draw:z-index="57" draw:style-name="gr2" draw:text-style-name="P143" svg:x1="5.211cm" svg:y1="0.215cm" svg:x2="5.881cm" svg:y2="0.921cm"><text:p/></draw:line><draw:line text:anchor-type="paragraph" draw:z-index="67" draw:style-name="gr2" draw:text-style-name="P143" svg:x1="4.999cm" svg:y1="0.113cm" svg:x2="5.563cm" svg:y2="0.282cm"><text:p/></draw:line></text:p>
      <text:p text:style-name="P14"><draw:line text:anchor-type="paragraph" draw:z-index="50" draw:style-name="gr2" draw:text-style-name="P143" svg:x1="0.695cm" svg:y1="0.251cm" svg:x2="0.942cm" svg:y2="0.004cm"><text:p/></draw:line><draw:line text:anchor-type="paragraph" draw:z-index="51" draw:style-name="gr2" draw:text-style-name="P143" svg:x1="0.73cm" svg:y1="0.392cm" svg:x2="0.942cm" svg:y2="0.145cm"><text:p/></draw:line><draw:line text:anchor-type="paragraph" draw:z-index="63" draw:style-name="gr2" draw:text-style-name="P143" svg:x1="10.643cm" svg:y1="-0.028cm" svg:x2="13.43cm" svg:y2="1.341cm"><text:p/></draw:line></text:p>
      <text:p text:style-name="P14"><draw:line text:anchor-type="paragraph" draw:z-index="74" draw:style-name="gr2" draw:text-style-name="P143" svg:x1="3.976cm" svg:y1="-0.071cm" svg:x2="3.447cm" svg:y2="-0.071cm"><text:p/></draw:line><draw:line text:anchor-type="paragraph" draw:z-index="75" draw:style-name="gr2" draw:text-style-name="P143" svg:x1="10.167cm" svg:y1="1.623cm" svg:x2="1.012cm" svg:y2="0.247cm"><text:p/></draw:line><draw:line text:anchor-type="paragraph" draw:z-index="76" draw:style-name="gr2" draw:text-style-name="P143" svg:x1="1.259cm" svg:y1="0.847cm" svg:x2="1.012cm" svg:y2="0.459cm"><text:p/></draw:line><draw:line text:anchor-type="paragraph" draw:z-index="77" draw:style-name="gr2" draw:text-style-name="P143" svg:x1="1.506cm" svg:y1="0.247cm" svg:x2="1.012cm" svg:y2="0.459cm"><text:p/></draw:line><draw:line text:anchor-type="paragraph" draw:z-index="72" draw:style-name="gr2" draw:text-style-name="P143" svg:x1="6.34cm" svg:y1="3.069cm" svg:x2="3.447cm" svg:y2="-0.071cm"><text:p/></draw:line><draw:line text:anchor-type="paragraph" draw:z-index="73" draw:style-name="gr2" draw:text-style-name="P143" svg:x1="3.129cm" svg:y1="0.49cm" svg:x2="3.447cm" svg:y2="-0.071cm"><text:p/></draw:line></text:p>
      <text:list xml:id="list855396433" text:continue-numbering="true" text:style-name="L5">
        <text:list-header>
          <text:p text:style-name="P45"><draw:line text:anchor-type="paragraph" draw:z-index="65" draw:style-name="gr2" draw:text-style-name="P143" svg:x1="11.49cm" svg:y1="0.494cm" svg:x2="11.049cm" svg:y2="0.988cm"><text:p/></draw:line><draw:rect text:anchor-type="paragraph" draw:z-index="58" draw:style-name="gr1" draw:text-style-name="P143" svg:width="1.906cm" svg:height="1.729cm" svg:x="12.831cm" svg:y="0.071cm"><text:p text:style-name="P143">Д </text:p><text:p text:style-name="P143">(датчик)</text:p></draw:rect><draw:line text:anchor-type="paragraph" draw:z-index="54" draw:style-name="gr2" draw:text-style-name="P143" svg:x1="10.379cm" svg:y1="0.145cm" svg:x2="11.049cm" svg:y2="0.851cm"><text:p/></draw:line><draw:line text:anchor-type="paragraph" draw:z-index="53" draw:style-name="gr2" draw:text-style-name="P143" svg:x1="10.379cm" svg:y1="0.851cm" svg:x2="11.049cm" svg:y2="0.145cm"><text:p/></draw:line><draw:ellipse text:anchor-type="paragraph" draw:z-index="52" draw:style-name="gr2" draw:text-style-name="P143" svg:width="0.883cm" svg:height="0.918cm" svg:x="10.167cm" svg:y="0.145cm"><text:p/></draw:ellipse></text:p>
          <text:p text:style-name="P45"><draw:line text:anchor-type="paragraph" draw:z-index="64" draw:style-name="gr2" draw:text-style-name="P143" svg:x1="12.831cm" svg:y1="0.212cm" svg:x2="11.049cm" svg:y2="0.283cm"><text:p/></draw:line><draw:line text:anchor-type="paragraph" draw:z-index="66" draw:style-name="gr2" draw:text-style-name="P143" svg:x1="11.49cm" svg:y1="0.741cm" svg:x2="11.084cm" svg:y2="0.282cm"><text:p/></draw:line></text:p>
          <text:p text:style-name="P45"><draw:rect text:anchor-type="paragraph" draw:z-index="59" draw:style-name="gr1" draw:text-style-name="P143" svg:width="1.906cm" svg:height="1.729cm" svg:x="6.516cm" svg:y="0cm"><text:p text:style-name="P143">Д </text:p><text:p text:style-name="P143">(датчик)</text:p></draw:rect><draw:line text:anchor-type="paragraph" draw:z-index="70" draw:style-name="gr2" draw:text-style-name="P143" svg:x1="10.679cm" svg:y1="0.004cm" svg:x2="10.891cm" svg:y2="1.447cm"><text:p/></draw:line><draw:line text:anchor-type="paragraph" draw:z-index="71" draw:style-name="gr2" draw:text-style-name="P143" svg:x1="11.084cm" svg:y1="0.389cm" svg:x2="10.714cm" svg:y2="0.004cm"><text:p/></draw:line><draw:line text:anchor-type="paragraph" draw:z-index="78" draw:style-name="gr2" draw:text-style-name="P143" svg:x1="10.432cm" svg:y1="0.494cm" svg:x2="10.679cm" svg:y2="0.004cm"><text:p/></draw:line></text:p>
          <text:p text:style-name="P45"/>
          <text:p text:style-name="P45"><draw:line text:anchor-type="paragraph" draw:z-index="69" draw:style-name="gr2" draw:text-style-name="P143" svg:x1="8.421cm" svg:y1="-0.176cm" svg:x2="10.89cm" svg:y2="-0.035cm"><text:p/></draw:line></text:p>
        </text:list-header>
        <text:list-item>
          <text:p text:style-name="P40"><text:span text:style-name="T6">адаптивные системы. </text:span><text:span text:style-name="T11">Адаптируются к изменяющимся внешним условиям. Для этого имеют дополнительные блоки и контуры, которые позволяют анализировать показатели качества процесса управления и показатели внешних условий.</text:span></text:p>
        </text:list-item>
      </text:list>
      <text:p text:style-name="P14"/>
      <text:p text:style-name="P12">По задачам управления.:</text:p>
      <text:list xml:id="list9202515712507820037" text:style-name="L6">
        <text:list-item>
          <text:p text:style-name="P44">Системы стабилизации. g(t) = const. Например, поддержка температуры.</text:p>
        </text:list-item>
        <text:list-item>
          <text:p text:style-name="P46">Системы програмного управления. g(t) — функция времени, и заранее известна.</text:p>
        </text:list-item>
        <text:list-item>
          <text:p text:style-name="P46">Следящие системы. g(t) изменяется во времени и неизвестна заранее.</text:p>
        </text:list-item>
      </text:list>
      <text:p text:style-name="P15"/>
      <text:p text:style-name="P1"><text:span text:style-name="T12">Системы автоматического управления/</text:span><text:span text:style-name="T13">регулирования</text:span><text:span text:style-name="T12"> (САУ/</text:span><text:span text:style-name="T13">САР</text:span><text:span text:style-name="T12">)</text:span></text:p>
      <text:list xml:id="list8303485567663681149" text:style-name="L7">
        <text:list-item>
          <text:p text:style-name="P50">По виду уравнений</text:p>
          <text:list>
            <text:list-item>
              <text:p text:style-name="P50">Стационарные. Все параметры ОУ и УУ постоянны.</text:p>
            </text:list-item>
            <text:list-item>
              <text:p text:style-name="P50"><text:soft-page-break/>Нестационарные.</text:p>
            </text:list-item>
          </text:list>
        </text:list-item>
        <text:list-item>
          <text:p text:style-name="P47"><text:span text:style-name="T14">По хараектеру линейности </text:span><text:span text:style-name="T15">уравнений</text:span><text:span text:style-name="T14">.</text:span></text:p>
          <text:list>
            <text:list-item>
              <text:p text:style-name="P48"><text:span text:style-name="T12">Линейные. </text:span><text:span text:style-name="T15">Системы, которые описываются линейными </text:span><text:span text:style-name="T16">диффурами.</text:span></text:p>
            </text:list-item>
            <text:list-item>
              <text:p text:style-name="P50">Нелинейные.</text:p>
            </text:list-item>
          </text:list>
        </text:list-item>
        <text:list-item>
          <text:p text:style-name="P48"><text:span text:style-name="T12"><text:s/></text:span><text:span text:style-name="T15">По характеру </text:span><text:span text:style-name="T17">пе</text:span><text:span text:style-name="T25">р</text:span><text:span text:style-name="T17">редачи</text:span><text:span text:style-name="T15"> сигналов.</text:span></text:p>
          <text:list>
            <text:list-item>
              <text:p text:style-name="P48"><text:span text:style-name="T12">Непрерывные. </text:span><text:span text:style-name="T19">Все координаты и переменные непрерывны от времени.</text:span></text:p>
            </text:list-item>
            <text:list-item>
              <text:p text:style-name="P48"><text:span text:style-name="T12">Дискретные. </text:span><text:span text:style-name="T20">Есть хоть один квантователь сигнала по времени.</text:span></text:p>
              <text:list>
                <text:list-item>
                  <text:p text:style-name="P50">Цифровые</text:p>
                </text:list-item>
                <text:list-item>
                  <text:p text:style-name="P50">Импульсные</text:p>
                </text:list-item>
              </text:list>
            </text:list-item>
          </text:list>
        </text:list-item>
        <text:list-item>
          <text:p text:style-name="P48"><text:span text:style-name="T12"><text:s/></text:span><text:span text:style-name="T18">По характеру </text:span><text:span text:style-name="T21">процессов в системе.</text:span></text:p>
          <text:list>
            <text:list-item>
              <text:p text:style-name="P48"><text:span text:style-name="T12">Детерменированные. </text:span><text:span text:style-name="T22">Нет случайных процессов.</text:span></text:p>
            </text:list-item>
            <text:list-item>
              <text:p text:style-name="P50">Стохастические.</text:p>
            </text:list-item>
          </text:list>
        </text:list-item>
        <text:list-item>
          <text:p text:style-name="P51">По критерию качества</text:p>
          <text:list>
            <text:list-item>
              <text:p text:style-name="P51">С заданным качеством. Управление без изменения принципа управления. Просто фиксируем ошибку.</text:p>
            </text:list-item>
            <text:list-item>
              <text:p text:style-name="P49"><text:span text:style-name="T22">Оптимальные. УУ или регулятор строится так, чтобы обеспечить <text:s/>минимум или максимум какого-то критерия качества. <text:s/></text:span><text:span text:style-name="T23">Например. Быстро сделать </text:span><text:span text:style-name="T24">расчёт управления, например.</text:span></text:p>
            </text:list-item>
            <text:list-item>
              <text:p text:style-name="P49"><text:span text:style-name="T22">Адаптивные. </text:span><text:span text:style-name="T23">Закон управления изменяется при измененнии условий.</text:span></text:p>
            </text:list-item>
          </text:list>
        </text:list-item>
      </text:list>
      <text:p text:style-name="P16"/>
      <text:h text:style-name="P139" text:outline-level="2">Функциональная схема системы управления.</text:h>
      <text:p text:style-name="P17">Для выполнения задач управления, любая система <text:s/>должна содержать минимально необходимый набор функциональных блоков.</text:p>
      <text:p text:style-name="P17"><draw:line text:anchor-type="paragraph" draw:z-index="94" draw:style-name="gr2" draw:text-style-name="P143" svg:x1="8.297cm" svg:y1="5.04cm" svg:x2="6.216cm" svg:y2="2.394cm"><text:p/></draw:line><draw:line text:anchor-type="paragraph" draw:z-index="93" draw:style-name="gr2" draw:text-style-name="P143" svg:x1="10.273cm" svg:y1="5.039cm" svg:x2="14.118cm" svg:y2="5.392cm"><text:p/></draw:line><draw:line text:anchor-type="paragraph" draw:z-index="91" draw:style-name="gr2" draw:text-style-name="P143" svg:x1="13.236cm" svg:y1="1.441cm" svg:x2="14.294cm" svg:y2="1.406cm"><text:p/></draw:line><draw:line text:anchor-type="paragraph" draw:z-index="90" draw:style-name="gr2" draw:text-style-name="P143" svg:x1="10.238cm" svg:y1="1.547cm" svg:x2="11.049cm" svg:y2="1.512cm"><text:p/></draw:line><draw:line text:anchor-type="paragraph" draw:z-index="89" draw:style-name="gr2" draw:text-style-name="P143" svg:x1="7.063cm" svg:y1="1.617cm" svg:x2="7.98cm" svg:y2="1.617cm"><text:p/></draw:line><draw:line text:anchor-type="paragraph" draw:z-index="88" draw:style-name="gr2" draw:text-style-name="P143" svg:x1="4.064cm" svg:y1="1.688cm" svg:x2="4.911cm" svg:y2="1.688cm"><text:p/></draw:line><draw:line text:anchor-type="paragraph" draw:z-index="87" draw:style-name="gr2" draw:text-style-name="P143" svg:x1="1.383cm" svg:y1="1.688cm" svg:x2="2.018cm" svg:y2="1.688cm"><text:p/></draw:line><draw:rect text:anchor-type="paragraph" draw:z-index="86" draw:style-name="gr1" draw:text-style-name="P143" svg:width="2.329cm" svg:height="1.447cm" svg:x="6.04cm" svg:y="7.262cm"><text:p text:style-name="P143">ИЗ</text:p></draw:rect><draw:rect text:anchor-type="paragraph" draw:z-index="85" draw:style-name="gr1" draw:text-style-name="P143" svg:width="1.976cm" svg:height="1.553cm" svg:x="8.297cm" svg:y="4.016cm"><text:p text:style-name="P143">КУ</text:p></draw:rect><draw:rect text:anchor-type="paragraph" draw:z-index="84" draw:style-name="gr1" draw:text-style-name="P143" svg:width="2.117cm" svg:height="1.694cm" svg:x="14.295cm" svg:y="0.489cm"><text:p text:style-name="P143">ОУ</text:p></draw:rect><draw:rect text:anchor-type="paragraph" draw:z-index="83" draw:style-name="gr1" draw:text-style-name="P143" svg:width="2.188cm" svg:height="1.624cm" svg:x="11.049cm" svg:y="0.559cm"><text:p text:style-name="P143">ИУ</text:p></draw:rect><draw:rect text:anchor-type="paragraph" draw:z-index="82" draw:style-name="gr1" draw:text-style-name="P143" svg:width="2.259cm" svg:height="1.553cm" svg:x="7.98cm" svg:y="0.594cm"><text:p text:style-name="P143">УС</text:p></draw:rect><draw:rect text:anchor-type="paragraph" draw:z-index="81" draw:style-name="gr1" draw:text-style-name="P143" svg:width="2.153cm" svg:height="1.447cm" svg:x="4.911cm" svg:y="0.736cm"><text:p text:style-name="P143">ПЭ</text:p></draw:rect><draw:rect text:anchor-type="paragraph" draw:z-index="80" draw:style-name="gr1" draw:text-style-name="P143" svg:width="2.047cm" svg:height="1.377cm" svg:x="2.018cm" svg:y="0.806cm"><text:p text:style-name="P143">СУ</text:p></draw:rect><draw:rect text:anchor-type="paragraph" draw:z-index="79" draw:style-name="gr1" draw:text-style-name="P143" svg:width="2.047cm" svg:height="1.306cm" svg:x="-0.663cm" svg:y="0.877cm"><text:p text:style-name="P143">ЗУ</text:p></draw:rect>ИУ</text:p>
      <text:p text:style-name="P17"/>
      <text:p text:style-name="P17"><draw:line text:anchor-type="paragraph" draw:z-index="92" draw:style-name="gr2" draw:text-style-name="P143" svg:x1="13.836cm" svg:y1="0.03cm" svg:x2="14.118cm" svg:y2="3.981cm"><text:p/></draw:line></text:p>
      <text:p text:style-name="P17"><draw:line text:anchor-type="paragraph" draw:z-index="97" draw:style-name="gr2" draw:text-style-name="P143" svg:x1="15.353cm" svg:y1="0.277cm" svg:x2="15.106cm" svg:y2="6.31cm"><text:p/></draw:line><draw:line text:anchor-type="paragraph" draw:z-index="99" draw:style-name="gr2" draw:text-style-name="P143" svg:x1="6.039cm" svg:y1="6.098cm" svg:x2="3.076cm" svg:y2="0.277cm"><text:p/></draw:line><draw:line text:anchor-type="paragraph" draw:z-index="100" draw:style-name="gr2" draw:text-style-name="P143" svg:x1="2.829cm" svg:y1="0.877cm" svg:x2="3.076cm" svg:y2="0.277cm"><text:p/></draw:line><draw:line text:anchor-type="paragraph" draw:z-index="101" draw:style-name="gr2" draw:text-style-name="P143" svg:x1="3.782cm" svg:y1="0.63cm" svg:x2="3.076cm" svg:y2="0.277cm"><text:p/></draw:line><draw:line text:anchor-type="paragraph" draw:z-index="96" draw:style-name="gr2" draw:text-style-name="P143" svg:x1="6.922cm" svg:y1="0.277cm" svg:x2="6.216cm" svg:y2="0.277cm"><text:p/></draw:line><draw:line text:anchor-type="paragraph" draw:z-index="95" draw:style-name="gr2" draw:text-style-name="P143" svg:x1="6.216cm" svg:y1="0.806cm" svg:x2="6.216cm" svg:y2="0.277cm"><text:p/></draw:line></text:p>
      <text:p text:style-name="P17"/>
      <text:p text:style-name="P17"/>
      <text:p text:style-name="P17"/>
      <text:p text:style-name="P17"/>
      <text:p text:style-name="P17"/>
      <text:p text:style-name="P17"/>
      <text:p text:style-name="P17"/>
      <text:p text:style-name="P17"><draw:line text:anchor-type="paragraph" draw:z-index="98" draw:style-name="gr2" draw:text-style-name="P143" svg:x1="8.368cm" svg:y1="0.595cm" svg:x2="15.106cm" svg:y2="0.666cm"><text:p/></draw:line></text:p>
      <text:p text:style-name="P17"><text:soft-page-break/></text:p>
      <text:p text:style-name="P17"/>
      <text:p text:style-name="P17"/>
      <text:p text:style-name="P17">ЗУ — задающее устройство.</text:p>
      <text:p text:style-name="P17">Су — сравнивающее устройство. Тот сумматор, например.</text:p>
      <text:p text:style-name="P17">ПЭ — преобразовательный элемент. Дя согласования различных частей системы.</text:p>
      <text:p text:style-name="P18">УС — усилитель сигнала.</text:p>
      <text:p text:style-name="P18">ИС — исполнительное устройство.</text:p>
      <text:p text:style-name="P2"><text:span text:style-name="T26">КУ — корректирующее устройство. Местная обратная связь. </text:span><text:span text:style-name="T27">Для улучшения динамических свойств систем. </text:span></text:p>
      <text:p text:style-name="P3"><text:span text:style-name="T28">ИЗ <text:s/>- измеритель. </text:span><text:span text:style-name="T29">Либо датчик.</text:span></text:p>
      <text:p text:style-name="P19"/>
      <text:p text:style-name="P20">Дальше пример системы управления разберём.</text:p>
      <text:p text:style-name="P24"/>
      <text:p text:style-name="P52">В блокнотике.</text:p>
      <text:p text:style-name="P52">Система та может представена быть в виде такой структуры: </text:p>
      <text:p text:style-name="P25">…. <text:span text:style-name="T44">Там же.</text:span></text:p>
      <text:p text:style-name="P53">Sum → усилитель → генератор →двигатель → Тактовый генератор → sum</text:p>
      <text:p text:style-name="P53"/>
      <text:p text:style-name="P53">Д описывается так: Tg dw/dt <text:s/>+ w = Kg Uя <text:s/>(Uя <text:s/>–напряж якоря)</text:p>
      <text:p text:style-name="P53">Tg – постоянная времени</text:p>
      <text:p text:style-name="P26"><text:span text:style-name="T45">Kg – коэффициент передачи </text:span><text:span text:style-name="T50">двигателя. У генератора свои есть</text:span></text:p>
      <text:p text:style-name="P27"><text:span text:style-name="T46">ТГ</text:span><text:span text:style-name="T47">: </text:span><text:span text:style-name="T46"><text:s/>u_тг = K_тг w</text:span></text:p>
      <text:p text:style-name="P54">w – частота круговая.</text:p>
      <text:p text:style-name="P54">Сумматор работает так: </text:p>
      <text:p text:style-name="P54">u2 = u1 — u_тг (напряж тактового генератора)</text:p>
      <text:p text:style-name="P54">УС: u3 = Ky u2 (коэфф усиления)</text:p>
      <text:p text:style-name="P54">Г: Тг du_я/dt + uя = Kt u3</text:p>
      <text:p text:style-name="P54"/>
      <text:p text:style-name="P28"><text:span text:style-name="T48">Решив систему относительно выходной величины w и входной u1 получим диффуру, которая описывает </text:span><text:span text:style-name="T49">работу </text:span><text:span text:style-name="T48">системы.</text:span></text:p>
      <text:p text:style-name="P53"/>
      <text:p text:style-name="P29"><text:span text:style-name="T50">Тут можно решить диффуры, но можем решить и в виде </text:span><text:span text:style-name="T37">передаточных функций</text:span><text:span text:style-name="T50">. </text:span></text:p>
      <text:p text:style-name="P55">ПФ</text:p>
      <text:p text:style-name="P55">W_D (p) = Kg/ (Tg p + 1)</text:p>
      <text:p text:style-name="P55"><text:soft-page-break/>W_tg(p) = K_tg</text:p>
      <text:p text:style-name="P55">W_amp(p) = K_amp</text:p>
      <text:p text:style-name="P56">W_G(p) = K_g / (T_g p + 1)</text:p>
      <text:p text:style-name="P56"/>
      <text:p text:style-name="P57">При преобразовании схемы получим схему такого вида:</text:p>
      <text:p text:style-name="P58">W(p) = K / (Tg (p) + 1)/ (Tg(p) + 1)</text:p>
      <text:p text:style-name="P59">K = <text:s/>произведение всех K[i]</text:p>
      <text:p text:style-name="P59"/>
      <text:p text:style-name="P59">Это передаточная функция разомкнутой системы.</text:p>
      <text:p text:style-name="P59"/>
      <text:p text:style-name="P60">Решая далее, получим для замкнутой системы:</text:p>
      <text:p text:style-name="P60">Ф(p) = W(p) / (1 + W(p))</text:p>
      <text:p text:style-name="P60"/>
      <text:p text:style-name="P60"/>
      <text:p text:style-name="P61">Определение:</text:p>
      <text:p text:style-name="P62">Передаточная функция <text:s/>- это отношение изображения по Лаплассу выходной величины к изображению по Лаплассу входной величины при нулевых начальных условиях.</text:p>
      <text:p text:style-name="P62"/>
      <text:h text:style-name="P136" text:outline-level="1">Преобразование по Лаплассу и его свойства</text:h>
      <text:p text:style-name="P63">Позволяет заменить решение диффур на алгебраические вычисления.</text:p>
      <text:p text:style-name="P64">X(p) = L{x(t)} = int (x(t) exp(-pt), dt=0..inf).</text:p>
      <text:p text:style-name="P64">Где p in C – комплексное число.</text:p>
      <text:p text:style-name="P65">Свойства какие требуются?</text:p>
      <text:p text:style-name="P66">1) линейность.</text:p>
      <text:p text:style-name="P66">2) дифференцирование оригинала.</text:p>
      <text:p text:style-name="P30"><text:span text:style-name="T52">L[dx/dt] = p X(p) — X(0)</text:span><text:span text:style-name="T53">(t=</text:span><text:span text:style-name="T54">=</text:span><text:span text:style-name="T53"> </text:span><text:span text:style-name="T55">0</text:span><text:span text:style-name="T53">)</text:span></text:p>
      <text:p text:style-name="P67">3) интегрирование оригинала.</text:p>
      <text:p text:style-name="P67"><text:s/>L[int(0..t, x(tau) d tau)] = 1/p x(p)</text:p>
      <text:p text:style-name="P68">4) свойство временного сдвига</text:p>
      <text:p text:style-name="P68">L[x(t-tau)] = exp(-p tau) X(p)</text:p>
      <text:p text:style-name="P69">5) теорема о конечном значении.</text:p>
      <text:p text:style-name="P31"><text:span text:style-name="T56">Lim X(t) <text:s/>(t-&gt;inf)</text:span><text:span text:style-name="T51"> </text:span><text:span text:style-name="T56">= <text:s/>p X(p) (p=0)</text:span></text:p>
      <text:p text:style-name="P31"><text:span text:style-name="T56">Lim X(t) <text:s/>(t-&gt;0)</text:span><text:span text:style-name="T51"> </text:span><text:span text:style-name="T56">= <text:s/>p X(p) (p-&gt; inf)</text:span></text:p>
      <text:p text:style-name="P70">6) свёртка</text:p>
      <text:p text:style-name="P70">int(0..inf, x1(t) x2(t-tau) dt) = x1(p) x2(p)</text:p>
      <text:p text:style-name="P71"><text:soft-page-break/>7) обратное преобразование Лапласса.</text:p>
      <text:p text:style-name="P72">х(t) = 1/(2pi j ) int (-j inf... +j inf, X(p) exp(pt) dp)</text:p>
      <text:p text:style-name="P72"/>
      <text:p text:style-name="P72"/>
      <text:p text:style-name="P72"/>
      <text:h text:style-name="P137" text:outline-level="1">Характеристики динамических звеньев</text:h>
      <text:p text:style-name="P32"><text:span text:style-name="T57">Все линейные звенья описываются линейными дифференциальными уравнениями и соответствующими им передаточными фнкциями.</text:span><text:span text:style-name="T58">2 вида характеристик:</text:span></text:p>
      <text:list xml:id="list6233759345472071222" text:style-name="L8">
        <text:list-item>
          <text:p text:style-name="P73">статические</text:p>
        </text:list-item>
        <text:list-item>
          <text:p text:style-name="P73">Динамические</text:p>
        </text:list-item>
      </text:list>
      <text:p text:style-name="P74">Статичечкая – отношение выхода системы ко входу в установившемся режиме.</text:p>
      <text:p text:style-name="P75">Все звенья можно тогда поделить на 3 типа:</text:p>
      <text:list xml:id="list7910291174822234791" text:style-name="L9">
        <text:list-item>
          <text:p text:style-name="P76">позиционного типа.x2 (t) = k x1(t) <text:s/>(1 – вход, 2 выход)</text:p>
        </text:list-item>
        <text:list-item>
          <text:p text:style-name="P77"><text:span text:style-name="T59">Интегрирующего типа. Там dx2(t)/dt = k x1(t) или x2 = int(0..t, k x1(tau) dtau</text:span><text:span text:style-name="T60">)</text:span></text:p>
        </text:list-item>
        <text:list-item>
          <text:p text:style-name="P78">Дифференцирующего типа. Там x2(t) = k dx1/dt</text:p>
        </text:list-item>
      </text:list>
      <text:p text:style-name="P79"/>
      <text:p text:style-name="P79">Динамические характеристики.</text:p>
      <text:p text:style-name="P79">Это реакция системы на типовое входное воздействие. </text:p>
      <text:p text:style-name="P80">Какие типовые воздействия бывают?</text:p>
      <text:list xml:id="list356437428997380362" text:style-name="L10">
        <text:list-item>
          <text:p text:style-name="P81">Единичная ступенчатая функция. 0 (t&lt; 0), 1 (t &gt;= 0)</text:p>
        </text:list-item>
        <text:list-item>
          <text:p text:style-name="P82"><text:span text:style-name="T61">Единичная импульсная функция. delta(t) = inf (t=0), иначе 0. </text:span><text:span text:style-name="T62">(площадь 1)</text:span></text:p>
        </text:list-item>
        <text:list-item>
          <text:p text:style-name="P83"><text:span text:style-name="T62">Гармоническая функция. sin(w t </text:span><text:span text:style-name="T63">+ fi</text:span><text:span text:style-name="T62">).</text:span></text:p>
        </text:list-item>
      </text:list>
      <text:p text:style-name="P84"/>
      <text:p text:style-name="P85">В зависимости от вида воздействия типового, выделяют временные характеристики и частотные.</text:p>
      <text:list xml:id="list5695443794540263296" text:style-name="L11">
        <text:list-item>
          <text:p text:style-name="P86">Временные. </text:p>
          <text:list>
            <text:list-item>
              <text:p text:style-name="P86">Переходная характеристика (h(t)) реакция системы на единичную ступенчатую функцию. На входе она, а на выходе что-то там. (колебание, которое сходится к изначальному, например)</text:p>
            </text:list-item>
            <text:list-item>
              <text:p text:style-name="P86">Весовая функция (w(t)). Или импульсная переходная функция. Это реакция системы на (2)</text:p>
            </text:list-item>
            <text:list-item>
              <text:p text:style-name="P86">Переходная и весовая функции связаны. w(t) = dh/ dt</text:p>
            </text:list-item>
            <text:list-item>
              <text:p text:style-name="P87"><text:span text:style-name="T64">знание этих функций полностью определяет динамические свойства системы. Там x2 = int (0..t, x(t</text:span><text:span text:style-name="T66">au</text:span><text:span text:style-name="T64">) w (t-tau) d tau</text:span><text:span text:style-name="T65">)</text:span></text:p>
            </text:list-item>
            <text:list-item>
              <text:p text:style-name="P88">И передатоная функция тогда W(p) = int (0..inf w(t) exp (-pt) dt)</text:p>
            </text:list-item>
            <text:list-item>
              <text:p text:style-name="P89"><text:soft-page-break/>И так как с передаточной функцией есть связь, то она полностью тоже определяет систему.</text:p>
            </text:list-item>
          </text:list>
        </text:list-item>
        <text:list-item>
          <text:p text:style-name="P86">Частотные</text:p>
        </text:list-item>
      </text:list>
      <text:p text:style-name="P85"/>
      <text:h text:style-name="P140" text:outline-level="2">Рассмотрим основные параметры временнЫх функций.</text:h>
      <text:p text:style-name="P90">В блокнотике.</text:p>
      <text:p text:style-name="P91">Растущая прямая с волнами наверху.</text:p>
      <text:p text:style-name="P91"><draw:path text:anchor-type="paragraph" draw:z-index="102" draw:style-name="gr2" draw:text-style-name="P143" svg:width="11.549cm" svg:height="7.304cm" draw:transform="skewX (-8.8304203064363E-017) rotate (0.785398163397448) translate (0.39785217794565cm 4.47067162239009cm)" svg:viewBox="0 0 11550 7305" svg:d="m0 146c501 10 997 106 1497 149 505 45 1015 3 1521-24 474-26 950-92 1422-125 443-32 1054-341 1347 50 263 350-309 636-124 1172 212 617 689 171 997 200 396 37 537 543 624 923 80 349-116 906 449 1047 358 90 770 209 948 599 176 385 521 676 673 1073 158 410 633 427 898 698 264 268 491 575 724 873l224 275 300 199 50 50"><text:p/></draw:path><draw:frame text:anchor-type="paragraph" draw:z-index="105" draw:style-name="gr6" svg:width="1.624cm" svg:height="2.01cm" svg:x="-0.699cm" svg:y="0.27cm"><draw:text-box><text:p>h_max1</text:p><text:p/><text:p>h_st</text:p><text:p>1</text:p></draw:text-box></draw:frame></text:p>
      <text:p text:style-name="P91"><draw:line text:anchor-type="paragraph" draw:z-index="106" draw:style-name="gr2" draw:text-style-name="P143" svg:x1="17.223cm" svg:y1="-0.123cm" svg:x2="1.524cm" svg:y2="-0.194cm"><text:p/></draw:line></text:p>
      <text:p text:style-name="P91"><draw:line text:anchor-type="paragraph" draw:z-index="103" draw:style-name="gr2" draw:text-style-name="P143" svg:x1="16.906cm" svg:y1="0.152cm" svg:x2="1.207cm" svg:y2="0.081cm"><text:p/></draw:line></text:p>
      <text:p text:style-name="P91"><draw:line text:anchor-type="paragraph" draw:z-index="104" draw:style-name="gr2" draw:text-style-name="P143" svg:x1="17.117cm" svg:y1="-0.048cm" svg:x2="0.501cm" svg:y2="-0.048cm"><text:p/></draw:line></text:p>
      <text:p text:style-name="P91"/>
      <text:p text:style-name="P91"/>
      <text:p text:style-name="P91"/>
      <text:p text:style-name="P33"><text:span text:style-name="T67">Параметры </text:span><text:span text:style-name="T78">(h_max[i] – это экстремумы, а не максимумы)</text:span></text:p>
      <text:list xml:id="list3325985461292149125" text:style-name="L12">
        <text:list-item>
          <text:p text:style-name="P92"><text:span text:style-name="T67">Статическая ошибка. Eps = |1 — h_stable| <text:s/>(установившееся значение). </text:span><text:span text:style-name="T68">Если eps != 0, то система статическая. </text:span><text:span text:style-name="T69">Иначе астатические.</text:span></text:p>
        </text:list-item>
        <text:list-item>
          <text:p text:style-name="P98">Динамическое отклонение (h_max — h_st)</text:p>
        </text:list-item>
        <text:list-item>
          <text:p text:style-name="P93"><text:span text:style-name="T70">Время регулирования </text:span><text:span text:style-name="T79">T_R</text:span><text:span text:style-name="T70">. Это время, после которого <text:s/>разность между текущим значением выходного сигнала и установившимся значением будет иметь величину, меньшую DELTA. <text:tab/><text:line-break/>Где DELTA <text:s/>= <text:s/>| (h(t) — h_st)/h_st| * 100%<text:tab/> </text:span><text:span text:style-name="T71"><text:line-break/>Обычно, берут 5%.</text:span></text:p>
        </text:list-item>
        <text:list-item>
          <text:p text:style-name="P94"><text:span text:style-name="T72">Перерегулирование. <text:s/></text:span><text:span text:style-name="T73">SIGMA = (h_max1 — h_st )/ h_st * 100%</text:span></text:p>
        </text:list-item>
        <text:list-item>
          <text:p text:style-name="P95"><text:span text:style-name="T74">Время нарастания. Время, за которое система достигает установившегося значения. </text:span><text:span text:style-name="T75">Просто первое совпадение.</text:span></text:p>
        </text:list-item>
        <text:list-item>
          <text:p text:style-name="P96"><text:span text:style-name="T76">Логарифмический декремент затухания. </text:span><text:span text:style-name="T77">Там <text:line-break/></text:span><text:span text:style-name="T38">d = ln | (h_max1 — h_st) / (h_max2 — h_st) | <text:s/><text:tab/></text:span></text:p>
        </text:list-item>
        <text:list-item>
          <text:p text:style-name="P97"><text:span text:style-name="T79">Число колебаний N, число максимумов функции h(t) на промежутке от 0 до t_</text:span><text:span text:style-name="T80">R</text:span></text:p>
        </text:list-item>
      </text:list>
      <text:p text:style-name="P99"><text:span text:style-name="T80"/></text:p>
      <text:h text:style-name="Heading_20_2" text:outline-level="2"><text:span text:style-name="T81">часотные характеристики.</text:span></text:h>
      <text:p text:style-name="P100"><text:span text:style-name="T40">Амплитудо-фазово-частотная характеристика</text:span><text:span text:style-name="T81"> (АФЧХ) — кривая W(j w) на /С при изменении частоты (w) от 0 до inf.</text:span></text:p>
      <text:p text:style-name="P100"><text:span text:style-name="T81">W(jw) =W(p) | [p = j w] (В операторе лапласса подставили просто.</text:span></text:p>
      <text:p text:style-name="P100"><text:span text:style-name="T81"/></text:p>
      <text:p text:style-name="P100"><text:span text:style-name="T81">Её всегда можно представить в виде отношеия полиномов:</text:span></text:p>
      <text:p text:style-name="P104"><text:span text:style-name="T81">W(jw) <text:s/>= X1(jw) / X2(jw)</text:span></text:p>
      <text:p text:style-name="P100"><text:soft-page-break/><text:span text:style-name="T81"/></text:p>
      <text:p text:style-name="P102"><text:span text:style-name="T81">W(jw) = U(w) + jV(w) = A(w) * exp(j psy(w))</text:span></text:p>
      <text:p text:style-name="P102"><text:span text:style-name="T81">A</text:span><text:span text:style-name="T82">(w)</text:span><text:span text:style-name="T81"> = sqrt(U^2(w) + V^2(w))</text:span></text:p>
      <text:p text:style-name="P102"><text:span text:style-name="T81">psy</text:span><text:span text:style-name="T82">(w)</text:span><text:span text:style-name="T81"> = artg (V / U)</text:span></text:p>
      <text:p text:style-name="P100"><text:span text:style-name="T81"/></text:p>
      <text:p text:style-name="P105"><text:span text:style-name="T82">Как можно представить?</text:span></text:p>
      <text:p text:style-name="P105"><text:span text:style-name="T82">Нарисовано в блокнотике. Рис 1.</text:span></text:p>
      <text:p text:style-name="P105"><text:span text:style-name="T82"/></text:p>
      <text:p text:style-name="P106"><text:span text:style-name="T41">А</text:span><text:span text:style-name="T39">мплитудо-частотная характеристика</text:span><text:span text:style-name="T83"> (</text:span><text:span text:style-name="T85">АЧХ</text:span><text:span text:style-name="T83">). А(w) просто.</text:span></text:p>
      <text:p text:style-name="P107"><text:span text:style-name="T84">Показывает, как система пропускает сигналы различной частоты.</text:span></text:p>
      <text:p text:style-name="P107"><text:span text:style-name="T84">Различают такие виды систем:</text:span></text:p>
      <text:list xml:id="list5054941202622965773" text:style-name="L13">
        <text:list-item>
          <text:p text:style-name="P108"><text:span text:style-name="T84">Фильтры низких частот (ФНЧ) оставили низкие</text:span></text:p>
        </text:list-item>
        <text:list-item>
          <text:p text:style-name="P108"><text:span text:style-name="T84">Фильтры высоких частот (ФВЧ) оставили высокие</text:span></text:p>
        </text:list-item>
        <text:list-item>
          <text:p text:style-name="P108"><text:span text:style-name="T84">Полосовой фильтр (ПФ) полоса пропускается</text:span></text:p>
        </text:list-item>
        <text:list-item>
          <text:p text:style-name="P108"><text:span text:style-name="T84">Режекторный фильтр (РФ) полоса не пропускается.</text:span></text:p>
        </text:list-item>
      </text:list>
      <text:p text:style-name="P107"><text:span text:style-name="T84"/></text:p>
      <text:p text:style-name="P107"><text:span text:style-name="T41">Фазо-частотная характеристика</text:span><text:span text:style-name="T84"> (ФЧХ). Это psy(w) просто.</text:span></text:p>
      <text:p text:style-name="P107"><text:span text:style-name="T84"/></text:p>
      <text:p text:style-name="P107"><text:span text:style-name="T41">Вещественная частотная характеристика</text:span><text:span text:style-name="T84"> (ВЧХ). Это U(w).</text:span></text:p>
      <text:p text:style-name="P107"><text:span text:style-name="T41">Мнимая частотная характеристика </text:span><text:span text:style-name="T84">(МЧХ). Это V(w).</text:span></text:p>
      <text:p text:style-name="P109"><text:span text:style-name="T84">Логарифмические частотные характеристики. (ЛАЧХ </text:span><text:span text:style-name="T86">(</text:span><text:span text:style-name="T84">Л</text:span><text:span text:style-name="T86">А</text:span><text:span text:style-name="T84">Х</text:span><text:span text:style-name="T86">) логарифмическая амплитудно-частотная зарактеристика</text:span><text:span text:style-name="T84">) </text:span><text:span text:style-name="T86">и ЛФЧХ (фазовая). Получаем так:</text:span></text:p>
      <text:p text:style-name="P101"><text:span text:style-name="T87">L(n) = 20 lg [A(w)]</text:span><text:span text:style-name="T86"> (децибеллы) (для амплитудной) </text:span><text:span text:style-name="T89">по оси абсцисс тоже логарифм w.</text:span></text:p>
      <text:p text:style-name="P101"><text:span text:style-name="T86">для фазовой просто по оси х берутся логарифмы, а по значениям ничего не меняем.</text:span></text:p>
      <text:p text:style-name="P110"><text:span text:style-name="T88">Логарифмические характеристики удобны для ручных вычислений и для визуального анализа.</text:span></text:p>
      <text:p text:style-name="P110"><text:span text:style-name="T88"/></text:p>
      <text:p text:style-name="P110"><text:span text:style-name="T88">Типовые случаи логарифмических характеристик.</text:span></text:p>
      <text:list xml:id="list4047625879155342377" text:style-name="L14">
        <text:list-item>
          <text:p text:style-name="P111"><text:span text:style-name="T88">A(w) = k. Усилитель. L(w) = 20 lg [k]. Графически прямая.</text:span></text:p>
        </text:list-item>
        <text:list-item>
          <text:p text:style-name="P112"><text:span text:style-name="T89">A(w) = k/w. L(w) = 20 (lg [k] — lg [w]) . </text:span><text:span text:style-name="T90">Линейная.</text:span></text:p>
        </text:list-item>
        <text:list-item>
          <text:p text:style-name="P113"><text:span text:style-name="T89">A(w) = k/ w^2 =&gt; L = <text:s/>20 (lg [k] — 2 lg [w]). </text:span><text:span text:style-name="T90">Линейная.</text:span></text:p>
        </text:list-item>
        <text:list-item>
          <text:p text:style-name="P113"><text:span text:style-name="T89">A(w) = k w → L = 20 (lg [k] + lg [w]). </text:span><text:span text:style-name="T90">Линейная.</text:span></text:p>
        </text:list-item>
        <text:list-item>
          <text:p text:style-name="P113"><text:span text:style-name="T89">A(w) = k w</text:span><text:span text:style-name="T90">^2</text:span><text:span text:style-name="T89"> → L = 20 (lg [k] + </text:span><text:span text:style-name="T90">2</text:span><text:span text:style-name="T89"> lg [w]). </text:span><text:span text:style-name="T90">Линейная.</text:span></text:p>
        </text:list-item>
      </text:list>
      <text:p text:style-name="P114"><text:span text:style-name="T91">Вот типовые, которые нам нужны.</text:span></text:p>
      <text:p text:style-name="P114"><text:span text:style-name="T91"/></text:p>
      <text:p text:style-name="P115"><text:soft-page-break/><text:span text:style-name="T92">Любую сложную систему можно разбить на типовые.</text:span></text:p>
      <text:p text:style-name="P115"><text:span text:style-name="T92"/></text:p>
      <text:h text:style-name="Heading_20_1" text:outline-level="1"><text:span text:style-name="T92">Типовые динамические звенья и их характеристики.</text:span></text:h>
      <text:p text:style-name="P115"><text:span text:style-name="T92">Типовые звенья — минимально необходимый набор звеньев для описания систем управления произвольного вида.</text:span></text:p>
      <text:p text:style-name="P115"><text:span text:style-name="T92">К ним относятся:</text:span></text:p>
      <text:list xml:id="list1618174605011308961" text:style-name="L15">
        <text:list-item>
          <text:p text:style-name="P116"><text:span text:style-name="T92">Пропорциональное звено. </text:span></text:p>
        </text:list-item>
        <text:list-item>
          <text:p text:style-name="P116"><text:span text:style-name="T92">Апериодическое первого порядка.</text:span></text:p>
        </text:list-item>
        <text:list-item>
          <text:p text:style-name="P116"><text:span text:style-name="T92">Апериодическое 2 порядка.</text:span></text:p>
        </text:list-item>
        <text:list-item>
          <text:p text:style-name="P116"><text:span text:style-name="T92">Колебательное.</text:span></text:p>
        </text:list-item>
        <text:list-item>
          <text:p text:style-name="P116"><text:span text:style-name="T92">Консервативное</text:span></text:p>
        </text:list-item>
        <text:list-item>
          <text:p text:style-name="P116"><text:span text:style-name="T92">Интегрирующее (идеальное интегрирующее)</text:span></text:p>
        </text:list-item>
        <text:list-item>
          <text:p text:style-name="P116"><text:span text:style-name="T92">Реальное интегририющее</text:span></text:p>
        </text:list-item>
        <text:list-item>
          <text:p text:style-name="P116"><text:span text:style-name="T92">Дифференцирующее (идеальное)</text:span></text:p>
        </text:list-item>
        <text:list-item>
          <text:p text:style-name="P116"><text:span text:style-name="T92">Реальное дифференцирующее</text:span></text:p>
        </text:list-item>
        <text:list-item>
          <text:p text:style-name="P116"><text:span text:style-name="T92">Звено с чистым запаздыванием.</text:span></text:p>
        </text:list-item>
      </text:list>
      <text:p text:style-name="P109"><text:span text:style-name="T86"/></text:p>
      <text:p text:style-name="P115"><text:span text:style-name="T92">На входе x1(t), на выходе x2(t).</text:span></text:p>
      <text:p text:style-name="P117"><text:span text:style-name="T93">Рассмотрим их.</text:span></text:p>
      <text:h text:style-name="Heading_20_2" text:outline-level="2"><text:span text:style-name="T94">Пропорциональное</text:span></text:h>
      <text:p text:style-name="P118"><text:span text:style-name="T94">Безинерционное, идеальное усилительное и тд.</text:span></text:p>
      <text:p text:style-name="P103"><text:span text:style-name="T94">x2 = k x1</text:span></text:p>
      <text:p text:style-name="P109"><text:span text:style-name="T86"/></text:p>
      <text:p text:style-name="P118"><text:span text:style-name="T94">Передаточная функция: W(p) = k.</text:span></text:p>
      <text:p text:style-name="P118"><text:span text:style-name="T94">Переходная функция: h(t) = k * 1(t) <text:s text:c="2"/>(1(t) – на t&gt;= 0 =&gt; 1 иначе ноль).</text:span></text:p>
      <text:p text:style-name="P118"><text:span text:style-name="T94">Весовая функция: w(t) = k delta(t)</text:span></text:p>
      <text:p text:style-name="P118"><text:span text:style-name="T94">АФЧХ: W(j w) = k. Просто точка, выходит. (k,0)</text:span></text:p>
      <text:p text:style-name="P118"><text:span text:style-name="T94">АЧХ: A(w) = k</text:span></text:p>
      <text:p text:style-name="P119"><text:span text:style-name="T95">ФЧХ: psy(w) = arctg 0/k = 0.</text:span></text:p>
      <text:p text:style-name="P120"><text:span text:style-name="T96">ЛАЧХ: 20 lg [k]</text:span></text:p>
      <text:p text:style-name="P120"><text:span text:style-name="T96">ЛФЧХ: 0</text:span></text:p>
      <text:p text:style-name="P120"><text:span text:style-name="T96"/></text:p>
      <text:h text:style-name="P141" text:outline-level="2"><text:span text:style-name="T97">Апериодическое первого порядка.</text:span></text:h>
      <text:p text:style-name="P121"><text:span text:style-name="T97">T dx2(t)/dt + x2(t) = k x1(t)</text:span></text:p>
      <text:p text:style-name="P121"><text:span text:style-name="T94">Передаточная функция: </text:span><text:span text:style-name="T97">W(p) = k / (T p + 1)</text:span></text:p>
      <text:p text:style-name="P121"><text:soft-page-break/><text:span text:style-name="T94">Переходная функция: h(t) = k </text:span><text:span text:style-name="T97">(1 — exp[- t / T])</text:span><text:span text:style-name="T94"> 1(t) .</text:span></text:p>
      <text:p text:style-name="P122"><draw:line text:anchor-type="paragraph" draw:z-index="108" draw:style-name="gr7" draw:text-style-name="P143" svg:x1="14.559cm" svg:y1="0.762cm" svg:x2="14.594cm" svg:y2="4.043cm"><text:p/></draw:line><text:span text:style-name="T98">T получим, если продлим касательную отсюда в уромень k. И они сравняются в абсциссе с T.</text:span></text:p>
      <text:p text:style-name="P121"><text:span text:style-name="T94">Весовая функция: w(t) = k / </text:span><text:span text:style-name="T98">t exp(- t / T)</text:span></text:p>
      <text:p text:style-name="P122"><draw:line text:anchor-type="paragraph" draw:z-index="107" draw:style-name="gr7" draw:text-style-name="P143" svg:x1="11.102cm" svg:y1="0.092cm" svg:x2="17.84cm" svg:y2="0.092cm"><text:p/></draw:line><draw:path text:anchor-type="paragraph" draw:z-index="109" draw:style-name="gr7" draw:text-style-name="P143" svg:width="1.157cm" svg:height="2.776cm" draw:transform="rotate (-1.68145020137134) translate (17.3960652014692cm 0.0933559602235972cm)" svg:viewBox="0 0 1158 2777" svg:d="m0 15c466-103 767 356 997 670 234 318 167 737 86 1091l-206 378-312 389-187 234"><text:p/></draw:path><text:span text:style-name="T94">АФЧХ: W(j w) = </text:span><text:span text:style-name="T97">k / (T </text:span><text:span text:style-name="T98">j w</text:span><text:span text:style-name="T97"> + 1) </text:span><text:span text:style-name="T99">(нарисовал)</text:span></text:p>
      <text:p text:style-name="P121"><text:span text:style-name="T94">АЧХ: A(w) = </text:span><text:span text:style-name="T99">|W (j w)| = k / <text:s/>sqrt(T^2 w^2 + 1)</text:span></text:p>
      <text:p text:style-name="P121"><text:span text:style-name="T95">ФЧХ: psy(w) = arct</text:span><text:span text:style-name="T99">g V/U = - arctg Tw</text:span></text:p>
      <text:p text:style-name="P121"><text:span text:style-name="T96">ЛАЧХ: 20 </text:span><text:span text:style-name="T100">(</text:span><text:span text:style-name="T96">lg [k]</text:span><text:span text:style-name="T100"> — ½ lg [T^2 w^2 + 1]</text:span></text:p>
      <text:p text:style-name="P121"><text:span text:style-name="T96"/></text:p>
      <text:h text:style-name="P142" text:outline-level="2"><text:span text:style-name="T97">Апериодическое</text:span><text:span text:style-name="T101"> второго</text:span><text:span text:style-name="T97"> порядка.</text:span></text:h>
      <text:p text:style-name="P123"><text:span text:style-name="T97">T</text:span><text:span text:style-name="T101">2^2</text:span><text:span text:style-name="T97"> d</text:span><text:span text:style-name="T101">^2 </text:span><text:span text:style-name="T97">x2(t)/dt</text:span><text:span text:style-name="T101">^2</text:span><text:span text:style-name="T97"> + </text:span><text:span text:style-name="T101">T1 d </text:span><text:span text:style-name="T97">x2(t)/</text:span><text:span text:style-name="T101">dt + x2</text:span><text:span text:style-name="T97"> = k x1(t)</text:span></text:p>
      <text:p text:style-name="P124"><text:span text:style-name="T94">Передаточная функция: </text:span><text:span text:style-name="T102">T2^2 p^2 x2(p) + T1 p x2(p) + x2(p) = k x1(p) =&gt; W(p) = k / (T2^2 p^2 + T1 p <text:s/>+ 1))</text:span></text:p>
      <text:p text:style-name="P125"><text:span text:style-name="T103"/></text:p>
      <text:p text:style-name="P125"><text:span text:style-name="T103">Корни определяются характеристическим полиномом.</text:span></text:p>
      <text:p text:style-name="P126"><text:span text:style-name="T104">P1,2 = -T1/T2 ± sqrt (T1^2 / 4 - T2^2)</text:span></text:p>
      <text:p text:style-name="P126"><text:span text:style-name="T104">если T1 &gt; 2 T2, тогда корни вещественные, и передаточная функция <text:s/>представляется последовательным соединением двух апериодических звеньев 1 порядка.</text:span></text:p>
      <text:p text:style-name="P127"><text:span text:style-name="T105">W(p) = k / ((T3 p + 1) (T4 p + 1)).</text:span></text:p>
      <text:p text:style-name="P126"><text:span text:style-name="T104"/></text:p>
      <text:p text:style-name="P128"><text:span text:style-name="T94">Переходная функция: h(t) = k </text:span><text:span text:style-name="T97">(1 — </text:span><text:span text:style-name="T106">T3/(T3 — T4) *</text:span><text:span text:style-name="T97">exp[- </text:span><text:span text:style-name="T106">t</text:span><text:span text:style-name="T97"> / T</text:span><text:span text:style-name="T106">3</text:span><text:span text:style-name="T97">] </text:span><text:span text:style-name="T106">+ T4/(T3 — T4) *</text:span><text:span text:style-name="T97">exp[- </text:span><text:span text:style-name="T106">t</text:span><text:span text:style-name="T97"> / T</text:span><text:span text:style-name="T106">4</text:span><text:span text:style-name="T97">])</text:span><text:span text:style-name="T94"> 1(t) .</text:span></text:p>
      <text:p text:style-name="P123"><text:span text:style-name="T98">T получим, если продлим касательную отсюда в уромень k. И они сравняются в абсциссе с T.</text:span></text:p>
      <text:p text:style-name="P129"><text:span text:style-name="T94">Весовая функция: w(t) = k / </text:span><text:span text:style-name="T107">(T3 - T4)</text:span><text:span text:style-name="T98"> </text:span><text:span text:style-name="T107">(</text:span><text:span text:style-name="T98">exp(- t / T</text:span><text:span text:style-name="T107">3</text:span><text:span text:style-name="T98">) </text:span><text:span text:style-name="T107">- </text:span><text:span text:style-name="T98">exp(- t / T</text:span><text:span text:style-name="T107">4</text:span><text:span text:style-name="T98">)</text:span><text:span text:style-name="T107">) </text:span></text:p>
      <text:p text:style-name="P129"><text:span text:style-name="T107"/></text:p>
      <text:p text:style-name="P130"><text:span text:style-name="T94">АФЧХ: </text:span><text:span text:style-name="T105">W(</text:span><text:span text:style-name="T108">j w</text:span><text:span text:style-name="T105">) = k / ((T3 </text:span><text:span text:style-name="T108">j w</text:span><text:span text:style-name="T105"> + 1) (T4 </text:span><text:span text:style-name="T108">j w</text:span><text:span text:style-name="T105"> + 1)).</text:span></text:p>
      <text:p text:style-name="P131"><text:span text:style-name="T94">АЧХ: A(w) = </text:span><text:span text:style-name="T99">k / <text:s/>sqrt(</text:span><text:span text:style-name="T109">(</text:span><text:span text:style-name="T99">T</text:span><text:span text:style-name="T109">3</text:span><text:span text:style-name="T99">^2 w^2 + 1</text:span><text:span text:style-name="T109">)(</text:span><text:span text:style-name="T99">T</text:span><text:span text:style-name="T109">4</text:span><text:span text:style-name="T99">^2 w^2 + 1</text:span><text:span text:style-name="T109">)</text:span><text:span text:style-name="T99">)</text:span></text:p>
      <text:p text:style-name="P123"><text:span text:style-name="T95">ФЧХ: psy(w) = arct</text:span><text:span text:style-name="T99">g V/U = - arctg </text:span><text:span text:style-name="T110">(T3 w) — arctg (T4 w) </text:span><text:span text:style-name="T111">(от 0 до - pi)</text:span></text:p>
      <text:p text:style-name="P132"><text:span text:style-name="T96">ЛАЧХ: 20 </text:span><text:span text:style-name="T100">(</text:span><text:span text:style-name="T96">lg [k]</text:span><text:span text:style-name="T100"> — ½ </text:span><text:span text:style-name="T112">(</text:span><text:span text:style-name="T100">lg [T</text:span><text:span text:style-name="T112">3</text:span><text:span text:style-name="T100">^</text:span><text:span text:style-name="T112">2</text:span><text:span text:style-name="T100"> w^2 + 1] </text:span><text:span text:style-name="T112">+ </text:span><text:span text:style-name="T100">lg [T</text:span><text:span text:style-name="T112">4</text:span><text:span text:style-name="T100">^</text:span><text:span text:style-name="T112">2</text:span><text:span text:style-name="T100"> w^2 + 1]</text:span><text:span text:style-name="T112">))</text:span></text:p>
      <text:p text:style-name="P133"><text:span text:style-name="T113">Рассмотрим 3 участка. </text:span></text:p>
      <text:list xml:id="list5750049467935870755" text:style-name="L16">
        <text:list-item>
          <text:p text:style-name="P134"><text:span text:style-name="T113">w &lt; 1/T3 =&gt; можно пренебречь =&gt; L = 20 lg [k ]</text:span></text:p>
        </text:list-item>
        <text:list-item>
          <text:p text:style-name="P134"><text:span text:style-name="T113">w in 1/T3..1/T4 =&gt; L = 20 lg [k] — 10 lg [T3 w]</text:span></text:p>
        </text:list-item>
        <text:list-item>
          <text:p text:style-name="P134"><text:span text:style-name="T113">w &gt; 1/T4 =&gt; L = 20 lg [k] — </text:span><text:span text:style-name="T114">2</text:span><text:span text:style-name="T113">0 lg [T3 w] — </text:span><text:span text:style-name="T114">2</text:span><text:span text:style-name="T113">0 lg [T4 w] </text:span></text:p>
        </text:list-item>
      </text:list>
      <text:p text:style-name="P133"><text:span text:style-name="T113"/></text:p>
      <text:h text:style-name="Heading_20_2" text:outline-level="2"><text:soft-page-break/><text:span text:style-name="T115">Колебательное звено</text:span></text:h>
      <text:p text:style-name="P133"><text:span text:style-name="T113"/></text:p>
      <text:p text:style-name="P109"><text:span text:style-name="T86"><text:s/></text:span></text:p>
      <text:p text:style-name="P100"><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800</meta:editing-cycles>
    <meta:creation-date>2012-10-08T07:35:00</meta:creation-date>
    <dc:date>2013-09-18T09:44:11</dc:date>
    <meta:editing-duration>PT20H57M50S</meta:editing-duration>
    <meta:generator>LibreOffice/4.0.2.2$Linux_X86_64 LibreOffice_project/400m0$Build-2</meta:generator>
    <meta:document-statistic meta:table-count="0" meta:image-count="0" meta:object-count="0" meta:page-count="12" meta:paragraph-count="249" meta:word-count="2047" meta:character-count="13137" meta:non-whitespace-character-count="113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